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system"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宋体" svg:font-family="宋体" style:font-family-generic="system" style:font-pitch="variable" svg:panose-1="2 1 6 0 3 1 1 1 1 1"/>
    <style:font-face style:name="OpenSymbol" style:font-charset="x-symbol" svg:font-family="OpenSymbol" style:font-family-generic="system"/>
    <style:font-face style:name="Century Gothic" svg:font-family="Century Gothic" style:font-family-generic="swiss" style:font-pitch="variable" svg:panose-1="2 11 5 2 2 2 2 2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end"/>
    </style:style>
    <style:style style:name="T2" style:parent-style-name="Fuentedepárrafopredeter." style:family="text">
      <style:text-properties style:font-name="Century Gothic" style:font-name-complex="Arial" fo:font-weight="bold" style:font-weight-asian="bold" style:text-position="-70% 100%" style:font-size-complex="10pt" fo:language="it" fo:country="IT"/>
    </style:style>
    <style:style style:name="P3" style:parent-style-name="Standard" style:family="paragraph">
      <style:paragraph-properties fo:border="0.0069in solid #00000A" fo:padding-top="0.0138in" fo:padding-left="0.0555in" fo:padding-bottom="0.0138in" fo:padding-right="0.0555in" style:shadow="none" fo:text-align="center" fo:margin-left="0.7875in" fo:margin-right="0.7861in">
        <style:tab-stops/>
      </style:paragraph-properties>
      <style:text-properties fo:font-weight="bold" style:font-weight-asian="bold" fo:color="#92D050" fo:font-size="36pt" style:font-size-asian="36pt" style:font-size-complex="36pt"/>
    </style:style>
    <style:style style:name="T4" style:parent-style-name="Fuentedepárrafopredeter." style:family="text">
      <style:text-properties style:font-name="Arial Black" fo:text-transform="none" fo:font-size="26pt" style:font-size-asian="26pt" fo:language="es" fo:country="ES"/>
    </style:style>
    <style:style style:name="P5" style:parent-style-name="Titulo_Portada_Pequeño" style:family="paragraph">
      <style:text-properties fo:language="es" fo:country="ES"/>
    </style:style>
    <style:style style:name="P6" style:parent-style-name="Titulo_Portada_Pequeño" style:family="paragraph">
      <style:text-properties fo:language="es" fo:country="ES"/>
    </style:style>
    <style:style style:name="P7" style:parent-style-name="Títulodeíndice" style:master-page-name="MP1" style:family="paragraph">
      <style:paragraph-properties fo:break-before="page" style:page-number="1"/>
    </style:style>
    <style:style style:name="P13" style:parent-style-name="ContentsHeading" style:family="paragraph">
      <style:paragraph-properties>
        <style:tab-stops>
          <style:tab-stop style:type="right" style:leader-style="dotted" style:leader-text="." style:position="6in"/>
        </style:tab-stops>
      </style:paragraph-properties>
    </style:style>
    <style:style style:name="P14" style:parent-style-name="Contents1" style:family="paragraph">
      <style:paragraph-properties>
        <style:tab-stops>
          <style:tab-stop style:type="right" style:leader-style="dotted" style:leader-text="." style:position="6.4958in"/>
        </style:tab-stops>
      </style:paragraph-properties>
    </style:style>
    <style:style style:name="P15" style:parent-style-name="Contents1" style:family="paragraph">
      <style:paragraph-properties>
        <style:tab-stops>
          <style:tab-stop style:type="right" style:leader-style="dotted" style:leader-text="." style:position="6.4958in"/>
        </style:tab-stops>
      </style:paragraph-properties>
    </style:style>
    <style:style style:name="P16" style:parent-style-name="Contents1" style:family="paragraph">
      <style:paragraph-properties>
        <style:tab-stops>
          <style:tab-stop style:type="right" style:leader-style="dotted" style:leader-text="." style:position="6.4958in"/>
        </style:tab-stops>
      </style:paragraph-properties>
    </style:style>
    <style:style style:name="P17" style:parent-style-name="Contents2" style:family="paragraph">
      <style:paragraph-properties>
        <style:tab-stops>
          <style:tab-stop style:type="right" style:leader-style="dotted" style:leader-text="." style:position="6.4958in"/>
        </style:tab-stops>
      </style:paragraph-properties>
    </style:style>
    <style:style style:name="P18" style:parent-style-name="Contents3" style:family="paragraph">
      <style:paragraph-properties>
        <style:tab-stops>
          <style:tab-stop style:type="right" style:leader-style="dotted" style:leader-text="." style:position="6.4958in"/>
        </style:tab-stops>
      </style:paragraph-properties>
    </style:style>
    <style:style style:name="P19" style:parent-style-name="Contents3" style:family="paragraph">
      <style:paragraph-properties>
        <style:tab-stops>
          <style:tab-stop style:type="right" style:leader-style="dotted" style:leader-text="." style:position="6.4958in"/>
        </style:tab-stops>
      </style:paragraph-properties>
    </style:style>
    <style:style style:name="P20" style:parent-style-name="Contents3" style:family="paragraph">
      <style:paragraph-properties>
        <style:tab-stops>
          <style:tab-stop style:type="right" style:leader-style="dotted" style:leader-text="." style:position="6.4958in"/>
        </style:tab-stops>
      </style:paragraph-properties>
    </style:style>
    <style:style style:name="P21" style:parent-style-name="Contents2" style:family="paragraph">
      <style:paragraph-properties>
        <style:tab-stops>
          <style:tab-stop style:type="right" style:leader-style="dotted" style:leader-text="." style:position="6.4958in"/>
        </style:tab-stops>
      </style:paragraph-properties>
    </style:style>
    <style:style style:name="P22" style:parent-style-name="Contents3" style:family="paragraph">
      <style:paragraph-properties>
        <style:tab-stops>
          <style:tab-stop style:type="right" style:leader-style="dotted" style:leader-text="." style:position="6.4958in"/>
        </style:tab-stops>
      </style:paragraph-properties>
    </style:style>
    <style:style style:name="P23" style:parent-style-name="Contents3" style:family="paragraph">
      <style:paragraph-properties>
        <style:tab-stops>
          <style:tab-stop style:type="right" style:leader-style="dotted" style:leader-text="." style:position="6.4958in"/>
        </style:tab-stops>
      </style:paragraph-properties>
    </style:style>
    <style:style style:name="P24" style:parent-style-name="Contents3" style:family="paragraph">
      <style:paragraph-properties>
        <style:tab-stops>
          <style:tab-stop style:type="right" style:leader-style="dotted" style:leader-text="." style:position="6.4958in"/>
        </style:tab-stops>
      </style:paragraph-properties>
    </style:style>
    <style:style style:name="P25" style:parent-style-name="Contents3"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4958in"/>
        </style:tab-stops>
      </style:paragraph-properties>
    </style:style>
    <style:style style:name="P27" style:parent-style-name="Contents2" style:family="paragraph">
      <style:paragraph-properties>
        <style:tab-stops>
          <style:tab-stop style:type="right" style:leader-style="dotted" style:leader-text="." style:position="6.4958in"/>
        </style:tab-stops>
      </style:paragraph-properties>
    </style:style>
    <style:style style:name="P28" style:parent-style-name="Contents2" style:family="paragraph">
      <style:paragraph-properties>
        <style:tab-stops>
          <style:tab-stop style:type="right" style:leader-style="dotted" style:leader-text="." style:position="6.4958in"/>
        </style:tab-stops>
      </style:paragraph-properties>
    </style:style>
    <style:style style:name="P29" style:parent-style-name="Contents1" style:family="paragraph">
      <style:paragraph-properties>
        <style:tab-stops>
          <style:tab-stop style:type="right" style:leader-style="dotted" style:leader-text="." style:position="6.4958in"/>
        </style:tab-stops>
      </style:paragraph-properties>
    </style:style>
    <style:style style:name="P30" style:parent-style-name="Contents2" style:family="paragraph">
      <style:paragraph-properties>
        <style:tab-stops>
          <style:tab-stop style:type="right" style:leader-style="dotted" style:leader-text="." style:position="6.4958in"/>
        </style:tab-stops>
      </style:paragraph-properties>
    </style:style>
    <style:style style:name="P31" style:parent-style-name="Contents2" style:family="paragraph">
      <style:paragraph-properties>
        <style:tab-stops>
          <style:tab-stop style:type="right" style:leader-style="dotted" style:leader-text="." style:position="6.4958in"/>
        </style:tab-stops>
      </style:paragraph-properties>
    </style:style>
    <style:style style:name="P32" style:parent-style-name="Contents2" style:family="paragraph">
      <style:paragraph-properties>
        <style:tab-stops>
          <style:tab-stop style:type="right" style:leader-style="dotted" style:leader-text="." style:position="6.4958in"/>
        </style:tab-stops>
      </style:paragraph-properties>
    </style:style>
    <style:style style:name="P33" style:parent-style-name="Contents1" style:family="paragraph">
      <style:paragraph-properties>
        <style:tab-stops>
          <style:tab-stop style:type="right" style:leader-style="dotted" style:leader-text="." style:position="6.4958in"/>
        </style:tab-stops>
      </style:paragraph-properties>
    </style:style>
    <style:style style:name="P34" style:parent-style-name="Contents1" style:family="paragraph">
      <style:paragraph-properties>
        <style:tab-stops>
          <style:tab-stop style:type="right" style:leader-style="dotted" style:leader-text="." style:position="6.4958in"/>
        </style:tab-stops>
      </style:paragraph-properties>
    </style:style>
    <style:style style:name="P35" style:parent-style-name="Contents1" style:family="paragraph">
      <style:paragraph-properties>
        <style:tab-stops>
          <style:tab-stop style:type="right" style:leader-style="dotted" style:leader-text="." style:position="6.4958in"/>
        </style:tab-stops>
      </style:paragraph-properties>
    </style:style>
    <style:style style:name="P36" style:parent-style-name="Contents1" style:family="paragraph">
      <style:paragraph-properties>
        <style:tab-stops>
          <style:tab-stop style:type="right" style:leader-style="dotted" style:leader-text="." style:position="6.4958in"/>
        </style:tab-stops>
      </style:paragraph-properties>
    </style:style>
    <style:style style:name="P37" style:parent-style-name="Título3" style:list-style-name="WWNum3" style:family="paragraph">
      <style:paragraph-properties fo:break-before="page"/>
    </style:style>
    <style:style style:name="P38" style:parent-style-name="Standard" style:list-style-name="LFO20" style:family="paragraph"/>
    <style:style style:name="P39" style:parent-style-name="Standard" style:list-style-name="LFO20" style:family="paragraph"/>
    <style:style style:name="P40" style:parent-style-name="Título2" style:list-style-name="WWNum3" style:family="paragraph"/>
    <style:style style:name="P41" style:parent-style-name="Título3" style:list-style-name="WWNum3" style:family="paragraph"/>
    <style:style style:name="P42" style:parent-style-name="Standard" style:list-style-name="LFO21" style:family="paragraph"/>
    <style:style style:name="P43" style:parent-style-name="Standard" style:list-style-name="LFO21" style:family="paragraph"/>
    <style:style style:name="P44" style:parent-style-name="Título3" style:list-style-name="WWNum3" style:family="paragraph"/>
    <style:style style:name="P45" style:parent-style-name="Standard" style:list-style-name="LFO22" style:family="paragraph"/>
    <style:style style:name="P46" style:parent-style-name="Standard" style:list-style-name="LFO22" style:family="paragraph"/>
    <style:style style:name="P47" style:parent-style-name="Standard" style:list-style-name="LFO22" style:family="paragraph"/>
    <style:style style:name="P48" style:parent-style-name="Standard" style:list-style-name="LFO22" style:family="paragraph"/>
    <style:style style:name="P49" style:parent-style-name="Standard" style:list-style-name="LFO22" style:family="paragraph"/>
    <style:style style:name="P50" style:parent-style-name="Título3" style:list-style-name="WWNum3" style:family="paragraph"/>
    <style:style style:name="P51" style:parent-style-name="Standard" style:list-style-name="LFO23" style:family="paragraph"/>
    <style:style style:name="P52" style:parent-style-name="Título2" style:list-style-name="WWNum3" style:family="paragraph"/>
    <style:style style:name="P53" style:parent-style-name="Título3" style:list-style-name="WWNum3" style:family="paragraph"/>
    <style:style style:name="P54" style:parent-style-name="Standard" style:list-style-name="LFO24" style:family="paragraph"/>
    <style:style style:name="P55" style:parent-style-name="Standard" style:list-style-name="LFO24" style:family="paragraph"/>
    <style:style style:name="P56" style:parent-style-name="Standard" style:list-style-name="LFO24" style:family="paragraph"/>
    <style:style style:name="P57" style:parent-style-name="Standard" style:list-style-name="LFO24" style:family="paragraph"/>
    <style:style style:name="P58" style:parent-style-name="Título3" style:list-style-name="WWNum3" style:family="paragraph"/>
    <style:style style:name="P59" style:parent-style-name="Textbody" style:list-style-name="LFO25" style:family="paragraph"/>
    <style:style style:name="P60" style:parent-style-name="Textbody" style:list-style-name="LFO25" style:family="paragraph"/>
    <style:style style:name="P61" style:parent-style-name="Título3" style:list-style-name="WWNum3" style:family="paragraph"/>
    <style:style style:name="P62" style:parent-style-name="Standard" style:list-style-name="LFO26" style:family="paragraph"/>
    <style:style style:name="P63" style:parent-style-name="Standard" style:list-style-name="LFO26" style:family="paragraph"/>
    <style:style style:name="P64" style:parent-style-name="Título3" style:list-style-name="WWNum3" style:family="paragraph"/>
    <style:style style:name="P65" style:parent-style-name="Standard" style:list-style-name="LFO27" style:family="paragraph"/>
    <style:style style:name="P66" style:parent-style-name="Standard" style:list-style-name="LFO27" style:family="paragraph"/>
    <style:style style:name="P67" style:parent-style-name="Standard" style:list-style-name="LFO27" style:family="paragraph"/>
    <style:style style:name="P68" style:parent-style-name="Standard" style:list-style-name="LFO27" style:family="paragraph"/>
    <style:style style:name="P69" style:parent-style-name="Título2" style:list-style-name="WWNum3" style:family="paragraph"/>
    <style:style style:name="TableColumn71" style:family="table-column">
      <style:table-column-properties style:column-width="1.4736in"/>
    </style:style>
    <style:style style:name="TableColumn72" style:family="table-column">
      <style:table-column-properties style:column-width="5.0152in"/>
    </style:style>
    <style:style style:name="Table70" style:family="table">
      <style:table-properties style:width="6.4888in" fo:margin-left="0in" table:align="left"/>
    </style:style>
    <style:style style:name="TableRow73" style:family="table-row">
      <style:table-row-properties/>
    </style:style>
    <style:style style:name="TableCell74" style:family="table-cell">
      <style:table-cell-properties fo:border="0.0069in solid #5B9BD5" fo:background-color="#5B9BD5" style:writing-mode="lr-tb" fo:padding-top="0in" fo:padding-left="0.075in" fo:padding-bottom="0in" fo:padding-right="0.075in"/>
    </style:style>
    <style:style style:name="P75" style:parent-style-name="Standard" style:family="paragraph">
      <style:text-properties fo:font-weight="bold" style:font-weight-asian="bold" style:font-weight-complex="bold" fo:color="#FFFFFF"/>
    </style:style>
    <style:style style:name="TableRow76" style:family="table-row">
      <style:table-row-properties/>
    </style:style>
    <style:style style:name="TableCell77" style:family="table-cell">
      <style:table-cell-properties fo:border="0.0069in solid #9CC2E5" fo:background-color="#DEEAF6" style:writing-mode="lr-tb" fo:padding-top="0in" fo:padding-left="0.075in" fo:padding-bottom="0in" fo:padding-right="0.075in"/>
    </style:style>
    <style:style style:name="P78" style:parent-style-name="Standard" style:family="paragraph">
      <style:text-properties fo:font-weight="bold" style:font-weight-asian="bold" style:font-weight-complex="bold"/>
    </style:style>
    <style:style style:name="TableCell79" style:family="table-cell">
      <style:table-cell-properties fo:border="0.0069in solid #9CC2E5" fo:background-color="#DEEAF6"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0.0069in solid #9CC2E5" style:writing-mode="lr-tb" fo:padding-top="0in" fo:padding-left="0.075in" fo:padding-bottom="0in" fo:padding-right="0.075in"/>
    </style:style>
    <style:style style:name="P82" style:parent-style-name="Standard" style:family="paragraph">
      <style:text-properties fo:font-weight="bold" style:font-weight-asian="bold" style:font-weight-complex="bold"/>
    </style:style>
    <style:style style:name="TableCell83" style:family="table-cell">
      <style:table-cell-properties fo:border="0.0069in solid #9CC2E5" style:writing-mode="lr-tb" fo:padding-top="0in" fo:padding-left="0.075in" fo:padding-bottom="0in" fo:padding-right="0.075in"/>
    </style:style>
    <style:style style:name="TableRow84" style:family="table-row">
      <style:table-row-properties/>
    </style:style>
    <style:style style:name="TableCell85" style:family="table-cell">
      <style:table-cell-properties fo:border="0.0069in solid #9CC2E5" fo:background-color="#DEEAF6" style:writing-mode="lr-tb" fo:padding-top="0in" fo:padding-left="0.075in" fo:padding-bottom="0in" fo:padding-right="0.075in"/>
    </style:style>
    <style:style style:name="P86" style:parent-style-name="Standard" style:family="paragraph">
      <style:text-properties fo:font-weight="bold" style:font-weight-asian="bold" style:font-weight-complex="bold"/>
    </style:style>
    <style:style style:name="TableCell87" style:family="table-cell">
      <style:table-cell-properties fo:border="0.0069in solid #9CC2E5" fo:background-color="#DEEAF6"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0.0069in solid #9CC2E5" style:writing-mode="lr-tb" fo:padding-top="0in" fo:padding-left="0.075in" fo:padding-bottom="0in" fo:padding-right="0.075in"/>
    </style:style>
    <style:style style:name="P90" style:parent-style-name="Standard" style:family="paragraph">
      <style:text-properties fo:font-weight="bold" style:font-weight-asian="bold" style:font-weight-complex="bold"/>
    </style:style>
    <style:style style:name="TableCell91" style:family="table-cell">
      <style:table-cell-properties fo:border="0.0069in solid #9CC2E5" style:writing-mode="lr-tb" fo:padding-top="0in" fo:padding-left="0.075in" fo:padding-bottom="0in" fo:padding-right="0.075in"/>
    </style:style>
    <style:style style:name="TableRow92" style:family="table-row">
      <style:table-row-properties/>
    </style:style>
    <style:style style:name="TableCell93" style:family="table-cell">
      <style:table-cell-properties fo:border="0.0069in solid #9CC2E5" fo:background-color="#DEEAF6" style:writing-mode="lr-tb" fo:padding-top="0in" fo:padding-left="0.075in" fo:padding-bottom="0in" fo:padding-right="0.075in"/>
    </style:style>
    <style:style style:name="P94" style:parent-style-name="Standard" style:family="paragraph">
      <style:text-properties fo:font-weight="bold" style:font-weight-asian="bold" style:font-weight-complex="bold"/>
    </style:style>
    <style:style style:name="TableCell95" style:family="table-cell">
      <style:table-cell-properties fo:border="0.0069in solid #9CC2E5" fo:background-color="#DEEAF6" style:writing-mode="lr-tb" fo:padding-top="0in" fo:padding-left="0.075in" fo:padding-bottom="0in" fo:padding-right="0.075in"/>
    </style:style>
    <style:style style:name="TableRow96" style:family="table-row">
      <style:table-row-properties/>
    </style:style>
    <style:style style:name="TableCell97" style:family="table-cell">
      <style:table-cell-properties fo:border="0.0069in solid #9CC2E5" style:writing-mode="lr-tb" fo:padding-top="0in" fo:padding-left="0.075in" fo:padding-bottom="0in" fo:padding-right="0.075in"/>
    </style:style>
    <style:style style:name="P98" style:parent-style-name="Standard" style:family="paragraph">
      <style:text-properties fo:font-weight="bold" style:font-weight-asian="bold" style:font-weight-complex="bold"/>
    </style:style>
    <style:style style:name="TableCell99" style:family="table-cell">
      <style:table-cell-properties fo:border="0.0069in solid #9CC2E5" style:writing-mode="lr-tb" fo:padding-top="0in" fo:padding-left="0.075in" fo:padding-bottom="0in" fo:padding-right="0.075in"/>
    </style:style>
    <style:style style:name="TableRow100" style:family="table-row">
      <style:table-row-properties/>
    </style:style>
    <style:style style:name="TableCell101" style:family="table-cell">
      <style:table-cell-properties fo:border="0.0069in solid #9CC2E5" fo:background-color="#DEEAF6" style:writing-mode="lr-tb" fo:padding-top="0in" fo:padding-left="0.075in" fo:padding-bottom="0in" fo:padding-right="0.075in"/>
    </style:style>
    <style:style style:name="P102" style:parent-style-name="Standard" style:family="paragraph">
      <style:text-properties fo:font-weight="bold" style:font-weight-asian="bold" style:font-weight-complex="bold"/>
    </style:style>
    <style:style style:name="TableCell103" style:family="table-cell">
      <style:table-cell-properties fo:border="0.0069in solid #9CC2E5" fo:background-color="#DEEAF6" style:writing-mode="lr-tb" fo:padding-top="0in" fo:padding-left="0.075in" fo:padding-bottom="0in" fo:padding-right="0.075in"/>
    </style:style>
    <style:style style:name="TableRow104" style:family="table-row">
      <style:table-row-properties/>
    </style:style>
    <style:style style:name="TableCell105" style:family="table-cell">
      <style:table-cell-properties fo:border="0.0069in solid #9CC2E5" style:writing-mode="lr-tb" fo:padding-top="0in" fo:padding-left="0.075in" fo:padding-bottom="0in" fo:padding-right="0.075in"/>
    </style:style>
    <style:style style:name="P106" style:parent-style-name="Standard" style:family="paragraph">
      <style:text-properties fo:font-weight="bold" style:font-weight-asian="bold" style:font-weight-complex="bold"/>
    </style:style>
    <style:style style:name="TableCell107" style:family="table-cell">
      <style:table-cell-properties fo:border="0.0069in solid #9CC2E5" style:writing-mode="lr-tb" fo:padding-top="0in" fo:padding-left="0.075in" fo:padding-bottom="0in" fo:padding-right="0.075in"/>
    </style:style>
    <style:style style:name="TableRow108" style:family="table-row">
      <style:table-row-properties/>
    </style:style>
    <style:style style:name="TableCell109" style:family="table-cell">
      <style:table-cell-properties fo:border="0.0069in solid #9CC2E5" fo:background-color="#DEEAF6" style:writing-mode="lr-tb" fo:padding-top="0in" fo:padding-left="0.075in" fo:padding-bottom="0in" fo:padding-right="0.075in"/>
    </style:style>
    <style:style style:name="P110" style:parent-style-name="Standard" style:family="paragraph">
      <style:text-properties fo:font-weight="bold" style:font-weight-asian="bold" style:font-weight-complex="bold"/>
    </style:style>
    <style:style style:name="TableCell111" style:family="table-cell">
      <style:table-cell-properties fo:border="0.0069in solid #9CC2E5" fo:background-color="#DEEAF6" style:writing-mode="lr-tb" fo:padding-top="0in" fo:padding-left="0.075in" fo:padding-bottom="0in" fo:padding-right="0.075in"/>
    </style:style>
    <style:style style:name="TableRow112" style:family="table-row">
      <style:table-row-properties/>
    </style:style>
    <style:style style:name="TableCell113" style:family="table-cell">
      <style:table-cell-properties fo:border="0.0069in solid #9CC2E5" style:writing-mode="lr-tb" fo:padding-top="0in" fo:padding-left="0.075in" fo:padding-bottom="0in" fo:padding-right="0.075in"/>
    </style:style>
    <style:style style:name="P114" style:parent-style-name="Standard" style:family="paragraph">
      <style:text-properties fo:font-weight="bold" style:font-weight-asian="bold" style:font-weight-complex="bold"/>
    </style:style>
    <style:style style:name="TableCell115" style:family="table-cell">
      <style:table-cell-properties fo:border="0.0069in solid #9CC2E5" style:writing-mode="lr-tb" fo:padding-top="0in" fo:padding-left="0.075in" fo:padding-bottom="0in" fo:padding-right="0.075in"/>
    </style:style>
    <style:style style:name="TableRow116" style:family="table-row">
      <style:table-row-properties/>
    </style:style>
    <style:style style:name="TableCell117" style:family="table-cell">
      <style:table-cell-properties fo:border="0.0069in solid #9CC2E5" fo:background-color="#DEEAF6" style:writing-mode="lr-tb" fo:padding-top="0in" fo:padding-left="0.075in" fo:padding-bottom="0in" fo:padding-right="0.075in"/>
    </style:style>
    <style:style style:name="P118" style:parent-style-name="Standard" style:family="paragraph">
      <style:text-properties fo:font-weight="bold" style:font-weight-asian="bold" style:font-weight-complex="bold"/>
    </style:style>
    <style:style style:name="TableCell119" style:family="table-cell">
      <style:table-cell-properties fo:border="0.0069in solid #9CC2E5" fo:background-color="#DEEAF6" style:writing-mode="lr-tb" fo:padding-top="0in" fo:padding-left="0.075in" fo:padding-bottom="0in" fo:padding-right="0.075in"/>
    </style:style>
    <style:style style:name="TableColumn121" style:family="table-column">
      <style:table-column-properties style:column-width="1.4736in"/>
    </style:style>
    <style:style style:name="TableColumn122" style:family="table-column">
      <style:table-column-properties style:column-width="5.0152in"/>
    </style:style>
    <style:style style:name="Table120" style:family="table">
      <style:table-properties style:width="6.4888in" fo:margin-left="0in" table:align="left"/>
    </style:style>
    <style:style style:name="TableRow123" style:family="table-row">
      <style:table-row-properties/>
    </style:style>
    <style:style style:name="TableCell124" style:family="table-cell">
      <style:table-cell-properties fo:border="0.0069in solid #5B9BD5" fo:background-color="#5B9BD5" style:writing-mode="lr-tb" fo:padding-top="0in" fo:padding-left="0.075in" fo:padding-bottom="0in" fo:padding-right="0.075in"/>
    </style:style>
    <style:style style:name="P125" style:parent-style-name="Standard" style:family="paragraph">
      <style:text-properties fo:font-weight="bold" style:font-weight-asian="bold" style:font-weight-complex="bold" fo:color="#FFFFFF"/>
    </style:style>
    <style:style style:name="TableRow126" style:family="table-row">
      <style:table-row-properties/>
    </style:style>
    <style:style style:name="TableCell127" style:family="table-cell">
      <style:table-cell-properties fo:border="0.0069in solid #9CC2E5" fo:background-color="#DEEAF6" style:writing-mode="lr-tb" fo:padding-top="0in" fo:padding-left="0.075in" fo:padding-bottom="0in" fo:padding-right="0.075in"/>
    </style:style>
    <style:style style:name="P128" style:parent-style-name="Standard" style:family="paragraph">
      <style:text-properties fo:font-weight="bold" style:font-weight-asian="bold" style:font-weight-complex="bold"/>
    </style:style>
    <style:style style:name="TableCell129" style:family="table-cell">
      <style:table-cell-properties fo:border="0.0069in solid #9CC2E5" fo:background-color="#DEEAF6" style:writing-mode="lr-tb" fo:padding-top="0in" fo:padding-left="0.075in" fo:padding-bottom="0in" fo:padding-right="0.075in"/>
    </style:style>
    <style:style style:name="TableRow130" style:family="table-row">
      <style:table-row-properties/>
    </style:style>
    <style:style style:name="TableCell131" style:family="table-cell">
      <style:table-cell-properties fo:border="0.0069in solid #9CC2E5" style:writing-mode="lr-tb" fo:padding-top="0in" fo:padding-left="0.075in" fo:padding-bottom="0in" fo:padding-right="0.075in"/>
    </style:style>
    <style:style style:name="P132" style:parent-style-name="Standard" style:family="paragraph">
      <style:text-properties fo:font-weight="bold" style:font-weight-asian="bold" style:font-weight-complex="bold"/>
    </style:style>
    <style:style style:name="TableCell133" style:family="table-cell">
      <style:table-cell-properties fo:border="0.0069in solid #9CC2E5" style:writing-mode="lr-tb" fo:padding-top="0in" fo:padding-left="0.075in" fo:padding-bottom="0in" fo:padding-right="0.075in"/>
    </style:style>
    <style:style style:name="TableRow134" style:family="table-row">
      <style:table-row-properties/>
    </style:style>
    <style:style style:name="TableCell135" style:family="table-cell">
      <style:table-cell-properties fo:border="0.0069in solid #9CC2E5" fo:background-color="#DEEAF6" style:writing-mode="lr-tb" fo:padding-top="0in" fo:padding-left="0.075in" fo:padding-bottom="0in" fo:padding-right="0.075in"/>
    </style:style>
    <style:style style:name="P136" style:parent-style-name="Standard" style:family="paragraph">
      <style:text-properties fo:font-weight="bold" style:font-weight-asian="bold" style:font-weight-complex="bold"/>
    </style:style>
    <style:style style:name="TableCell137" style:family="table-cell">
      <style:table-cell-properties fo:border="0.0069in solid #9CC2E5" fo:background-color="#DEEAF6" style:writing-mode="lr-tb" fo:padding-top="0in" fo:padding-left="0.075in" fo:padding-bottom="0in" fo:padding-right="0.075in"/>
    </style:style>
    <style:style style:name="P138" style:parent-style-name="Título2" style:list-style-name="WWNum3" style:family="paragraph"/>
    <style:style style:name="P139" style:parent-style-name="Standard" style:list-style-name="LFO28" style:family="paragraph"/>
    <style:style style:name="P140" style:parent-style-name="Standard" style:list-style-name="LFO28" style:family="paragraph"/>
    <style:style style:name="P141" style:parent-style-name="Standard" style:list-style-name="LFO28" style:family="paragraph"/>
    <style:style style:name="P142" style:parent-style-name="Textbody" style:family="paragraph">
      <style:paragraph-properties fo:text-align="center"/>
      <style:text-properties fo:font-weight="bold" style:font-weight-asian="bold" style:font-weight-complex="bold" fo:color="#FF0000" fo:font-size="14pt" style:font-size-asian="14pt" style:font-size-complex="14pt"/>
    </style:style>
    <style:style style:name="P143" style:parent-style-name="Título2" style:list-style-name="WWNum3" style:family="paragraph"/>
    <style:style style:name="P144" style:parent-style-name="Título2" style:list-style-name="WWNum3" style:family="paragraph"/>
    <style:style style:name="P145" style:parent-style-name="Standard" style:list-style-name="LFO29" style:family="paragraph"/>
    <style:style style:name="P146" style:parent-style-name="Standard" style:list-style-name="LFO29" style:family="paragraph"/>
    <style:style style:name="P147" style:parent-style-name="Standard" style:list-style-name="LFO29" style:family="paragraph"/>
    <style:style style:name="P148" style:parent-style-name="Standard" style:list-style-name="LFO29" style:family="paragraph"/>
    <style:style style:name="P149" style:parent-style-name="Standard" style:list-style-name="LFO29" style:family="paragraph"/>
    <style:style style:name="P150" style:parent-style-name="Standard" style:list-style-name="LFO29" style:family="paragraph"/>
    <style:style style:name="P151" style:parent-style-name="Título2" style:list-style-name="WWNum3" style:family="paragraph"/>
    <style:style style:name="P152" style:parent-style-name="Standard" style:list-style-name="LFO30" style:family="paragraph"/>
    <style:style style:name="P153" style:parent-style-name="Standard" style:list-style-name="LFO30" style:family="paragraph"/>
    <style:style style:name="P154" style:parent-style-name="Standard" style:list-style-name="LFO30" style:family="paragraph"/>
    <style:style style:name="P155" style:parent-style-name="Textbody" style:family="paragraph">
      <style:paragraph-properties fo:text-align="center"/>
      <style:text-properties fo:font-weight="bold" style:font-weight-asian="bold" style:font-weight-complex="bold" fo:color="#FF0000" fo:font-size="14pt" style:font-size-asian="14pt" style:font-size-complex="14pt"/>
    </style:style>
    <style:style style:name="P156" style:parent-style-name="Textbody" style:family="paragraph">
      <style:paragraph-properties fo:text-align="center"/>
      <style:text-properties fo:font-weight="bold" style:font-weight-asian="bold" style:font-weight-complex="bold" fo:color="#FF0000" fo:font-size="14pt" style:font-size-asian="14pt" style:font-size-complex="14pt"/>
    </style:style>
    <style:style style:name="P157" style:parent-style-name="Standard" style:family="paragraph">
      <style:paragraph-properties fo:margin-left="0.6027in" fo:margin-right="0.0472in" fo:text-indent="-0.6027in">
        <style:tab-stops/>
      </style:paragraph-properties>
    </style:style>
  </office:automatic-styles>
  <office:body>
    <office:text text:use-soft-page-breaks="true">
      <text:p text:style-name="P1"><text:span text:style-name="T2">Nombre de la empresa y datos de contacto</text:span></text:p>
      <text:p text:style-name="Standard"/>
      <text:p text:style-name="Standard"/>
      <text:p text:style-name="Standard"/>
      <text:p text:style-name="Standard"/>
      <text:p text:style-name="P3">LOGO DE LA EMPRESA</text:p>
      <text:p text:style-name="Standard"/>
      <text:p text:style-name="Standard"/>
      <text:p text:style-name="Standard"/>
      <text:p text:style-name="Titulo_Portada"><text:span text:style-name="T4"><text:title text:fixed="false">Proyecto XX</text:title></text:span></text:p>
      <text:p text:style-name="P5"/>
      <text:p text:style-name="P6">Plan de gestión, ANÁLISIS, DISEÑO Y MEMORIA del proyecto</text:p>
      <text:soft-page-break/>
      <text:p text:style-name="P7">ÍNDICE</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Tabla de contenidos</text:p>
          <text:p text:style-name="P14"><text:a xlink:href="#__RefHeading___Toc222_326441859" office:target-frame-name="_top" xlink:show="replace">1.Introducción<text:tab/>2</text:a></text:p>
          <text:p text:style-name="P15"><text:a xlink:href="#__RefHeading___Toc224_326441859" office:target-frame-name="_top" xlink:show="replace">2.Organización del proyecto<text:tab/>2</text:a></text:p>
          <text:p text:style-name="P16"><text:a xlink:href="#__RefHeading___Toc8508_316662375" office:target-frame-name="_top" xlink:show="replace">3.Plan de gestión del proyecto<text:tab/>2</text:a></text:p>
          <text:p text:style-name="P17"><text:a xlink:href="#__RefHeading___Toc8510_316662375" office:target-frame-name="_top" xlink:show="replace">3.1.Procesos<text:tab/>2</text:a></text:p>
          <text:p text:style-name="P18"><text:a xlink:href="#__RefHeading___Toc1369_1585771543" office:target-frame-name="_top" xlink:show="replace">3.1.1.Procesos de inicio del proyecto<text:tab/>2</text:a></text:p>
          <text:p text:style-name="P19"><text:a xlink:href="#__RefHeading___Toc1371_1585771543" office:target-frame-name="_top" xlink:show="replace">3.1.2.Procesos de ejecución y control del proyecto<text:tab/>2</text:a></text:p>
          <text:p text:style-name="P20"><text:a xlink:href="#__RefHeading___Toc228_326441859" office:target-frame-name="_top" xlink:show="replace">3.1.3.Procesos técnicos<text:tab/>2</text:a></text:p>
          <text:p text:style-name="P21"><text:a xlink:href="#__RefHeading___Toc232_326441859" office:target-frame-name="_top" xlink:show="replace">3.2.Planes<text:tab/>3</text:a></text:p>
          <text:p text:style-name="P22"><text:a xlink:href="#__RefHeading___Toc1375_1585771543" office:target-frame-name="_top" xlink:show="replace">3.2.1.Plan de gestión de configuraciones<text:tab/>3</text:a></text:p>
          <text:p text:style-name="P23"><text:a xlink:href="#__RefHeading___Toc1979_1585771543" office:target-frame-name="_top" xlink:show="replace">3.2.2.Plan de construcción y despliegue del software<text:tab/>3</text:a></text:p>
          <text:p text:style-name="P24"><text:a xlink:href="#__RefHeading___Toc1377_1585771543" office:target-frame-name="_top" xlink:show="replace">3.2.3.Plan de aseguramiento de la calidad<text:tab/>3</text:a></text:p>
          <text:p text:style-name="P25"><text:a xlink:href="#__RefHeading___Toc1381_1585771543" office:target-frame-name="_top" xlink:show="replace">3.2.4.Calendario del proyecto y división del trabajo<text:tab/>3</text:a></text:p>
          <text:p text:style-name="P26"><text:a xlink:href="#__RefHeading___Toc8512_316662375" office:target-frame-name="_top" xlink:show="replace">4.Análisis y diseño del sistema<text:tab/>4</text:a></text:p>
          <text:p text:style-name="P27"><text:a xlink:href="#__RefHeading___Toc3977_316662375" office:target-frame-name="_top" xlink:show="replace">4.1.Análisis de requisitos<text:tab/>4</text:a></text:p>
          <text:p text:style-name="P28"><text:a xlink:href="#__RefHeading___Toc3979_316662375" office:target-frame-name="_top" xlink:show="replace">4.2.Diseño del sistema<text:tab/>4</text:a></text:p>
          <text:p text:style-name="P29"><text:a xlink:href="#__RefHeading___Toc8514_316662375" office:target-frame-name="_top" xlink:show="replace">5.Memoria del proyecto<text:tab/>4</text:a></text:p>
          <text:p text:style-name="P30"><text:a xlink:href="#__RefHeading___Toc1369_15857715431" office:target-frame-name="_top" xlink:show="replace">5.1.Inicio del proyecto<text:tab/>4</text:a></text:p>
          <text:p text:style-name="P31"><text:a xlink:href="#__RefHeading___Toc1371_15857715431" office:target-frame-name="_top" xlink:show="replace">5.2.Ejecución y control del proyecto<text:tab/>4</text:a></text:p>
          <text:p text:style-name="P32"><text:a xlink:href="#__RefHeading___Toc1373_1585771543" office:target-frame-name="_top" xlink:show="replace">5.3.Cierre del proyecto<text:tab/>5</text:a></text:p>
          <text:p text:style-name="P33"><text:a xlink:href="#__RefHeading___Toc8516_316662375" office:target-frame-name="_top" xlink:show="replace">6.Conclusiones<text:tab/>5</text:a></text:p>
          <text:p text:style-name="P34"><text:a xlink:href="#__RefHeading___Toc234_326441859" office:target-frame-name="_top" xlink:show="replace">Anexo I. Glosario<text:tab/>5</text:a></text:p>
          <text:p text:style-name="P35"><text:a xlink:href="#__RefHeading___Toc8518_316662375" office:target-frame-name="_top" xlink:show="replace">Anexo II. Actas de todas las reuniones realizadas<text:tab/>5</text:a></text:p>
          <text:p text:style-name="P36"><text:a xlink:href="#__RefHeading___Toc236_326441859" office:target-frame-name="_top" xlink:show="replace">Anexo III. Otros anexos que se consideren necesarios<text:tab/>5</text:a></text:p>
        </text:index-body>
      </text:table-of-content>
      <text:p text:style-name="Standard"/>
      <text:h text:style-name="P37" text:outline-level="3" text:restart-numbering="true" text:start-value="1"><text:bookmark-start text:name="__RefHeading___Toc222_326441859"/><text:soft-page-break/>Introducción<text:bookmark-end text:name="__RefHeading___Toc222_326441859"/></text:h>
      <text:p text:style-name="Standard">Resumen del proyecto, propósito, alcance, objetivos, entregables e hitos principales. Alrededor de una página es suficiente.</text:p>
      <text:p text:style-name="Standard"/>
      <text:p text:style-name="Standard">Incluir una breve descripción de la estructura del resto del documento.</text:p>
      <text:p text:style-name="Standard"/>
      <text:h text:style-name="Título3" text:outline-level="3"><text:bookmark-start text:name="_Toc471918249"/><text:bookmark-start text:name="__RefHeading___Toc224_326441859"/>O<text:bookmark-end text:name="_Toc471918249"/>rganización del proyecto<text:bookmark-end text:name="__RefHeading___Toc224_326441859"/></text:h>
      <text:list text:style-name="LFO20" text:continue-numbering="true">
        <text:list-item>
          <text:p text:style-name="P38">Equipo del proyecto: integrantes del mismo, roles y responsabilidades. Qué hace dentro del proyecto cada miembro del equipo. Aunque es normal que todo el mundo haga varias cosas, también es importante que haya responsables definidos para las tareas importantes.</text:p>
          <text:list text:continue-numbering="true">
            <text:list-item>
              <text:p text:style-name="P39">Es importante determinar un director o directora de proyecto.</text:p>
            </text:list-item>
          </text:list>
        </text:list-item>
      </text:list>
      <text:p text:style-name="Standard"/>
      <text:h text:style-name="Título3" text:outline-level="3"><text:bookmark-start text:name="__RefHeading___Toc8508_316662375"/>Plan de gestión del proyecto<text:bookmark-end text:name="__RefHeading___Toc8508_316662375"/></text:h>
      <text:list text:style-name="WWNum3" text:continue-numbering="true">
        <text:list-item>
          <text:list>
            <text:list-item>
              <text:p text:style-name="P40"><text:bookmark-start text:name="__RefHeading___Toc8510_316662375"/>Procesos<text:bookmark-end text:name="__RefHeading___Toc8510_316662375"/></text:p>
            </text:list-item>
          </text:list>
        </text:list-item>
      </text:list>
      <text:p text:style-name="Textbody">Aquí se describe cómo se llevarán a cabo distintas tareas que hay que realizar en distintos momentos del proyecto.</text:p>
      <text:h text:style-name="P41" text:outline-level="3"><text:bookmark-start text:name="__RefHeading___Toc1369_1585771543"/>Procesos de inicio del proyecto<text:bookmark-end text:name="__RefHeading___Toc1369_1585771543"/></text:h>
      <text:list text:style-name="LFO21" text:continue-numbering="true">
        <text:list-item>
          <text:p text:style-name="P42">Cómo se van a identificar y asignar recursos (p.ej. conseguir servidores en cloud o teléfonos móviles para pruebas, pero también registrarse para acceder a API que se quieran integrar o a herramientas online que se quieran usar etc.).</text:p>
        </text:list-item>
        <text:list-item>
          <text:p text:style-name="P43">Cómo se va a abordar la formación inicial de los miembros del equipo (revisar qué tecnologías se van a usar, qué componentes se van a integrar, con qué API hay que conectar y quiénes tienen que formarse, o auto-formarse, en todas esas cosas y de qué manera (hacer algún curso online, planificar algo de tiempo para auto-formación con tutoriales y documentación etc.).</text:p>
        </text:list-item>
      </text:list>
      <text:h text:style-name="P44" text:outline-level="3"><text:bookmark-start text:name="__RefHeading___Toc1371_1585771543"/><text:bookmark-start text:name="__RefNumPara__413_1585771543"/>Procesos de ejecución y control del proyecto<text:bookmark-end text:name="__RefHeading___Toc1371_1585771543"/><text:bookmark-end text:name="__RefNumPara__413_1585771543"/></text:h>
      <text:list text:style-name="LFO22" text:continue-numbering="true">
        <text:list-item>
          <text:p text:style-name="P45">Cómo se llevarán a cabo las comunicaciones internas, el registro de las decisiones tomadas en reuniones, la redacción de las actas etc.</text:p>
        </text:list-item>
        <text:list-item>
          <text:p text:style-name="P46">Cómo se van a determinar las tareas a realizar y el reparto de las mismas a integrantes del equipo en el día a día.</text:p>
        </text:list-item>
        <text:list-item>
          <text:p text:style-name="P47">Cómo se abordarán los temas de gestión del equipo (moral, resolución de disputas...).</text:p>
        </text:list-item>
        <text:list-item>
          <text:p text:style-name="P48">Qué se va a hacer respecto a medidas de progreso y monitorización del estado del proyecto (qué se mira/mide, cada cuánto tiempo, qué se hace si se detectan problemas de rendimiento o avance insuficiente o desviaciones respecto al plan inicial...).</text:p>
        </text:list-item>
        <text:list-item>
          <text:p text:style-name="P49">Cómo se hará la entrega de resultados.</text:p>
        </text:list-item>
      </text:list>
      <text:h text:style-name="P50" text:outline-level="3"><text:bookmark-start text:name="__RefHeading___Toc228_326441859"/>Procesos técnicos<text:bookmark-end text:name="__RefHeading___Toc228_326441859"/></text:h>
      <text:list text:style-name="LFO23" text:continue-numbering="true">
        <text:list-item>
          <text:p text:style-name="P51">Describir los métodos, herramientas y técnicas necesarios tanto para construir el software (p.ej. herramientas de desarrollo), desplegarlo, probarlo (todos los necesarios para dar soporte a los planes descritos en la sección<text:s/><text:bookmark-ref text:ref-name="__RefNumPara__311_1585771543" text:reference-format="page">3.2</text:bookmark-ref>).</text:p>
        </text:list-item>
      </text:list>
      <text:p text:style-name="Standard"/>
      <text:list text:style-name="WWNum3" text:continue-numbering="true">
        <text:list-item>
          <text:list>
            <text:list-item>
              <text:p text:style-name="P52"><text:bookmark-start text:name="__RefHeading___Toc232_326441859"/><text:bookmark-start text:name="__RefNumPara__311_1585771543"/><text:soft-page-break/>Planes<text:bookmark-end text:name="__RefHeading___Toc232_326441859"/><text:bookmark-end text:name="__RefNumPara__311_1585771543"/></text:p>
            </text:list-item>
          </text:list>
        </text:list-item>
      </text:list>
      <text:h text:style-name="P53" text:outline-level="3"><text:bookmark-start text:name="__RefHeading___Toc1375_1585771543"/>Plan de gestión de configuraciones<text:bookmark-end text:name="__RefHeading___Toc1375_1585771543"/></text:h>
      <text:list text:style-name="LFO24" text:continue-numbering="true">
        <text:list-item>
          <text:p text:style-name="P54">Convenciones de nombres (documentos) y estándares de código.</text:p>
        </text:list-item>
        <text:list-item>
          <text:p text:style-name="P55">Responsable o responsables de las distintas actividades (puesta en marcha, apoyo al equipo, revisión de commits, copias de seguridad, control de las versiones entregadas a cliente...).</text:p>
        </text:list-item>
        <text:list-item>
          <text:p text:style-name="P56">Recursos: repositorios de control de versiones (cuáles, cuántos, permisos de acceso a los mismos) y sistema de gestión de incidencias.</text:p>
        </text:list-item>
        <text:list-item>
          <text:p text:style-name="P57">Procedimiento para realizar cambios al código fuente y los documentos técnicos: workflow de control de versiones utilizado, cuándo/cómo se permiten realizar commits al repositorio compartido, si tienen que ser aceptados por alguien previamente o no, qué hay que anotar en el sistema de gestión de incidencias, quién decide el estado de las incidencias, en qué estados puede estar una incidencia etc.</text:p>
        </text:list-item>
      </text:list>
      <text:h text:style-name="P58" text:outline-level="3"><text:bookmark-start text:name="__RefHeading___Toc1979_1585771543"/>Plan de construcción y despliegue del software<text:bookmark-end text:name="__RefHeading___Toc1979_1585771543"/></text:h>
      <text:list text:style-name="LFO25" text:continue-numbering="true">
        <text:list-item>
          <text:p text:style-name="P59">Cómo se construye e integra el software: si hay scripts de construcción automatizada o no (en ese caso qué se usa, y cómo se garantiza que todos los participantes compilan igual y con las mismas dependencias), qué se incluye en la construcción (descarga y actualización de dependencias, compilación, ejecución de tests automáticos...) y cada cuánto se construye (compila, integra, prueba) el sistema completo, cómo se configuran los computadores de los desarrolladores.</text:p>
        </text:list-item>
        <text:list-item>
          <text:p text:style-name="P60">Cómo se despliega el software más allá de las máquinas de desarrollo: contenedores, máquinas virtuales, servidor en cloud etc. y cómo se configuran esos entornos (rutas, usuarios y contraseñas, puertos y otros elementos).</text:p>
        </text:list-item>
      </text:list>
      <text:h text:style-name="P61" text:outline-level="3"><text:bookmark-start text:name="__RefHeading___Toc1377_1585771543"/>Plan de aseguramiento de la calidad<text:bookmark-end text:name="__RefHeading___Toc1377_1585771543"/></text:h>
      <text:list text:style-name="LFO26" text:continue-numbering="true">
        <text:list-item>
          <text:p text:style-name="P62">Estándares de código y otros (se pueden definir guías para la documentación de diseño y otros documentos del proyecto).</text:p>
        </text:list-item>
        <text:list-item>
          <text:p text:style-name="P63">Actividades de control de calidad del código que se realizarán: revisiones de código por pares, revisiones de requisitos o diagramas UML por pares, tipos de tests automáticos o manuales que se llevarán a cabo.</text:p>
        </text:list-item>
      </text:list>
      <text:h text:style-name="P64" text:outline-level="3"><text:bookmark-start text:name="__RefHeading___Toc1381_1585771543"/>Calendario del proyecto y división del trabajo<text:bookmark-end text:name="__RefHeading___Toc1381_1585771543"/></text:h>
      <text:list text:style-name="LFO27" text:continue-numbering="true">
        <text:list-item>
          <text:p text:style-name="P65">Diagrama de Gantt que recoja las tareas a realizar. Tened en cuenta que trabajáis con dos iteraciones y por tanto que hay una entrega intermedia y una final, y reflejarlo en este diagrama. Tened en cuenta que es normal que lo tengáis que actualizar conforme avance el proyecto (cuándo y cómo establezcáis en la sección<text:s/><text:bookmark-ref text:ref-name="__RefNumPara__413_1585771543" text:reference-format="page">3.1.2</text:bookmark-ref>).</text:p>
          <text:list text:continue-numbering="true">
            <text:list-item>
              <text:p text:style-name="P66">Debe quedar claro qué requisitos van a estar completados en la primera iteración y cuáles en la segunda. Es posible que para la primera iteración no se planifique completar ningún requisito, pero en ese caso tiene que planificarse qué se hará y que faltará por hacer para cada requisito.</text:p>
            </text:list-item>
          </text:list>
        </text:list-item>
        <text:list-item>
          <text:p text:style-name="P67">División del trabajo en partes (los módulos del software a desarrollar, pero también <text:s/>la documentación, el diseño gráfico, instalaciones o despliegues, pruebas manuales etc.) y reparto de los mismos entre el equipo de desarrollo, al menos a alto nivel (el reparto de labores concretas en el día a día no se detalla aquí, pero hay que explicar bajo qué criterios y quién/cómo se hace en la sección<text:s/><text:bookmark-ref text:ref-name="__RefNumPara__413_1585771543" text:reference-format="page">3.1.2</text:bookmark-ref>). Debe haber una correspondencia con las tareas que aparecen en el diagrama de Gantt (que no necesariamente tiene que ser una relación 1 a 1).</text:p>
          <text:list text:continue-numbering="true">
            <text:list-item>
              <text:p text:style-name="P68">Verificar que esta división del trabajo cubre todos los requisitos.</text:p>
            </text:list-item>
          </text:list>
        </text:list-item>
      </text:list>
      <text:p text:style-name="Standard"/>
      <text:h text:style-name="Título3" text:outline-level="3"><text:bookmark-start text:name="__RefHeading___Toc8512_316662375"/><text:soft-page-break/>Análisis y diseño del sistema<text:bookmark-end text:name="__RefHeading___Toc8512_316662375"/></text:h>
      <text:list text:style-name="WWNum3" text:continue-numbering="true">
        <text:list-item>
          <text:list>
            <text:list-item>
              <text:p text:style-name="P69"><text:bookmark-start text:name="__RefHeading___Toc3977_316662375"/>Análisis de requisitos<text:bookmark-end text:name="__RefHeading___Toc3977_316662375"/></text:p>
            </text:list-item>
          </text:list>
        </text:list-item>
      </text:list>
      <text:p text:style-name="Standard">Se presenta una tabla de requisitos funcionales que el sistema debe presentar, en ella se incluye las funcionalidades básicas de funcionamiento. Por otra parte, hay que tener en cuenta las propiedades no funcionales del sistema, que se presentarán en la segunda tabla<text:s/>de requisitos no funcionales.<text:s/></text:p>
      <text:p text:style-name="Standard"/>
      <table:table table:style-name="Table70">
        <table:table-columns>
          <table:table-column table:style-name="TableColumn71"/>
          <table:table-column table:style-name="TableColumn72"/>
        </table:table-columns>
        <table:table-row table:style-name="TableRow73">
          <table:table-cell table:style-name="TableCell74" table:number-columns-spanned="2">
            <text:p text:style-name="P75">Requisitos funcionales</text:p>
          </table:table-cell>
          <table:covered-table-cell/>
        </table:table-row>
        <table:table-row table:style-name="TableRow76">
          <table:table-cell table:style-name="TableCell77">
            <text:p text:style-name="P78">Código<text:s/></text:p>
          </table:table-cell>
          <table:table-cell table:style-name="TableCell79">
            <text:p text:style-name="Standard">Descripción<text:s/></text:p>
          </table:table-cell>
        </table:table-row>
        <table:table-row table:style-name="TableRow80">
          <table:table-cell table:style-name="TableCell81">
            <text:p text:style-name="P82">RF1</text:p>
          </table:table-cell>
          <table:table-cell table:style-name="TableCell83">
            <text:p text:style-name="Standard">El usuario puede crear cuenta y loguearse con ella.<text:s/></text:p>
          </table:table-cell>
        </table:table-row>
        <table:table-row table:style-name="TableRow84">
          <table:table-cell table:style-name="TableCell85">
            <text:p text:style-name="P86">RF2</text:p>
          </table:table-cell>
          <table:table-cell table:style-name="TableCell87">
            <text:p text:style-name="Standard">El usuario puede subir una canción<text:s/></text:p>
          </table:table-cell>
        </table:table-row>
        <table:table-row table:style-name="TableRow88">
          <table:table-cell table:style-name="TableCell89">
            <text:p text:style-name="P90">RF3</text:p>
          </table:table-cell>
          <table:table-cell table:style-name="TableCell91">
            <text:p text:style-name="Standard">El sistema tendrá las funcionalidades básicas de red social: ser amigos, visualizar el estado de un amigo en la lista, compartir canción.<text:s/></text:p>
          </table:table-cell>
        </table:table-row>
        <table:table-row table:style-name="TableRow92">
          <table:table-cell table:style-name="TableCell93">
            <text:p text:style-name="P94">RF4</text:p>
          </table:table-cell>
          <table:table-cell table:style-name="TableCell95">
            <text:p text:style-name="Standard">El usuario puede escuchar canciones, tanto las que ofrece el servidor como las que ha subido él mismo.<text:s/></text:p>
          </table:table-cell>
        </table:table-row>
        <table:table-row table:style-name="TableRow96">
          <table:table-cell table:style-name="TableCell97">
            <text:p text:style-name="P98">RF5</text:p>
          </table:table-cell>
          <table:table-cell table:style-name="TableCell99">
            <text:p text:style-name="Standard">El usuario puede crear listas de reproducción de canciones.<text:s/></text:p>
          </table:table-cell>
        </table:table-row>
        <table:table-row table:style-name="TableRow100">
          <table:table-cell table:style-name="TableCell101">
            <text:p text:style-name="P102">RF6</text:p>
          </table:table-cell>
          <table:table-cell table:style-name="TableCell103">
            <text:p text:style-name="Standard">El usuario puede realizar búsquedas de canciones por cualquier método, ya sea por título, por nombre de artista, por álbum …<text:s/></text:p>
          </table:table-cell>
        </table:table-row>
        <table:table-row table:style-name="TableRow104">
          <table:table-cell table:style-name="TableCell105">
            <text:p text:style-name="P106">RF7</text:p>
          </table:table-cell>
          <table:table-cell table:style-name="TableCell107">
            <text:p text:style-name="Standard">El sistema constará de las funcionalidades básicas de reproducción de música: pausar, reanudar, avanzar, retroceder …<text:s/></text:p>
          </table:table-cell>
        </table:table-row>
        <table:table-row table:style-name="TableRow108">
          <table:table-cell table:style-name="TableCell109">
            <text:p text:style-name="P110">RF8</text:p>
          </table:table-cell>
          <table:table-cell table:style-name="TableCell111">
            <text:p text:style-name="Standard">El sistema constará distintos métodos de reproducir las canciones de una lista: aleatorio, en orden, en bucle …</text:p>
          </table:table-cell>
        </table:table-row>
        <table:table-row table:style-name="TableRow112">
          <table:table-cell table:style-name="TableCell113">
            <text:p text:style-name="P114">RF9</text:p>
          </table:table-cell>
          <table:table-cell table:style-name="TableCell115">
            <text:p text:style-name="Standard">La reproducción de las canciones se hace vía streaming.<text:s/></text:p>
          </table:table-cell>
        </table:table-row>
        <table:table-row table:style-name="TableRow116">
          <table:table-cell table:style-name="TableCell117">
            <text:p text:style-name="P118">RF10</text:p>
          </table:table-cell>
          <table:table-cell table:style-name="TableCell119">
            <text:p text:style-name="Standard">El sistema deberá sincronizar una cuenta de usuario en distintos dispositivos.<text:s/></text:p>
          </table:table-cell>
        </table:table-row>
      </table:table>
      <text:p text:style-name="Standard"/>
      <table:table table:style-name="Table120">
        <table:table-columns>
          <table:table-column table:style-name="TableColumn121"/>
          <table:table-column table:style-name="TableColumn122"/>
        </table:table-columns>
        <table:table-row table:style-name="TableRow123">
          <table:table-cell table:style-name="TableCell124" table:number-columns-spanned="2">
            <text:p text:style-name="P125">Requisitos no funcionales</text:p>
          </table:table-cell>
          <table:covered-table-cell/>
        </table:table-row>
        <table:table-row table:style-name="TableRow126">
          <table:table-cell table:style-name="TableCell127">
            <text:p text:style-name="P128">Código<text:s/></text:p>
          </table:table-cell>
          <table:table-cell table:style-name="TableCell129">
            <text:p text:style-name="Standard">Descripción<text:s/></text:p>
          </table:table-cell>
        </table:table-row>
        <table:table-row table:style-name="TableRow130">
          <table:table-cell table:style-name="TableCell131">
            <text:p text:style-name="P132">RNF1</text:p>
          </table:table-cell>
          <table:table-cell table:style-name="TableCell133">
            <text:p text:style-name="Standard">El sistema<text:s/>constará<text:s/>de dos interfaces: interfaz de sistema Web e interfaz de aplicación móvil.<text:s/></text:p>
          </table:table-cell>
        </table:table-row>
        <table:table-row table:style-name="TableRow134">
          <table:table-cell table:style-name="TableCell135">
            <text:p text:style-name="P136">RNF2</text:p>
          </table:table-cell>
          <table:table-cell table:style-name="TableCell137">
            <text:p text:style-name="Standard">El sistema solo permite reproducción de archivos en formato: mp3, Ogg, acc</text:p>
          </table:table-cell>
        </table:table-row>
      </table:table>
      <text:p text:style-name="Standard"/>
      <text:list text:style-name="WWNum3" text:continue-numbering="true">
        <text:list-item>
          <text:list>
            <text:list-item>
              <text:p text:style-name="P138"><text:bookmark-start text:name="__RefHeading___Toc3979_316662375"/>Diseño del sistema<text:bookmark-end text:name="__RefHeading___Toc3979_316662375"/></text:p>
            </text:list-item>
          </text:list>
        </text:list-item>
      </text:list>
      <text:list text:style-name="LFO28" text:continue-numbering="true">
        <text:list-item>
          <text:p text:style-name="P139">Diagramas arquitecturales (de módulos, de componentes y conectores, de distribución), patrones de diseño y estilos arquitecturales que se aplicarán. Las interfaces (de módulos y de componentes) son especialmente importantes. También lo son los protocolos de comunicación entre componentes.</text:p>
        </text:list-item>
        <text:list-item>
          <text:p text:style-name="P140">Tecnologías elegidas (lenguajes de programación, componentes que se integrarán, API web externas con las que se conectará etc.).</text:p>
        </text:list-item>
        <text:list-item>
          <text:p text:style-name="P141">Otros aspectos técnicos de interés (p.ej. si hay base de datos si va a ser SQL o NoSQL, si hay una API Web va a ser RESTful o no, si algunas de las operaciones van a ser asíncronas o no, si va a ser una aplicación móvil o de escritorio será nativa o se van a usar tecnologías web, cómo se van a considerar los requisitos de seguridad o de prestaciones, cómo y dónde se harán las instalaciones y despliegues etc.)</text:p>
        </text:list-item>
      </text:list>
      <text:p text:style-name="Standard"/>
      <text:p text:style-name="Standard">Hay que justificar todas las decisiones de diseño. Esto exige contestar a dos preguntas sobre cada decisión: ¿qué alternativas se barajaron? y ¿por qué se eligió una y no las otras?</text:p>
      <text:h text:style-name="Título3" text:outline-level="3"><text:bookmark-start text:name="__RefHeading___Toc8514_316662375"/>Memoria del proyecto<text:bookmark-end text:name="__RefHeading___Toc8514_316662375"/></text:h>
      <text:p text:style-name="P142">ESTE CAPÍTULO NO SE RELLENA EN LA PRIMERA ENTREGA</text:p>
      <text:soft-page-break/>
      <text:p text:style-name="Textbody">En este capítulo se describirá cómo se ha llevado a cabo el proyecto, qué cambios se han hecho respecto a la versión inicial, imprevistos surgidos, etc.</text:p>
      <text:list text:style-name="WWNum3" text:continue-numbering="true">
        <text:list-item>
          <text:list>
            <text:list-item>
              <text:p text:style-name="P143"><text:bookmark-start text:name="__RefHeading___Toc1369_15857715431"/>Inicio del proyecto<text:bookmark-end text:name="__RefHeading___Toc1369_15857715431"/></text:p>
            </text:list-item>
          </text:list>
        </text:list-item>
      </text:list>
      <text:p text:style-name="Standard">Describir cómo transcurrió esta fase del proyecto, especialmente los resultados de llevar a cabo los procesos descritos en la sección<text:s/><text:bookmark-ref text:ref-name="__RefHeading___Toc1369_1585771543" text:reference-format="text">Procesos de inicio del proyecto</text:bookmark-ref>.</text:p>
      <text:list text:style-name="WWNum3" text:continue-numbering="true">
        <text:list-item>
          <text:list>
            <text:list-item>
              <text:p text:style-name="P144"><text:bookmark-start text:name="__RefNumPara__413_15857715431"/><text:bookmark-start text:name="__RefHeading___Toc1371_15857715431"/>Ejecución y control del proyecto<text:bookmark-end text:name="__RefNumPara__413_15857715431"/><text:bookmark-end text:name="__RefHeading___Toc1371_15857715431"/></text:p>
            </text:list-item>
          </text:list>
        </text:list-item>
      </text:list>
      <text:p text:style-name="Standard">Describir cómo transcurrió esta fase del proyecto, especialmente los resultados de llevar a cabo los procesos descritos en la sección<text:s/><text:bookmark-ref text:ref-name="__RefHeading___Toc1371_1585771543" text:reference-format="text">Procesos de ejecución y control del proyecto</text:bookmark-ref><text:s/>y en la sección<text:s/><text:bookmark-ref text:ref-name="__RefHeading___Toc228_326441859" text:reference-format="text">Procesos técnicos</text:bookmark-ref>. No olvidar:</text:p>
      <text:list text:style-name="LFO29" text:continue-numbering="true">
        <text:list-item>
          <text:p text:style-name="P145">Cómo se ha realizado el reparto de trabajo entre miembros del equipo. Cómo ha transcurrido la comunicación interna.</text:p>
        </text:list-item>
        <text:list-item>
          <text:p text:style-name="P146">Cómo se ha medido el progreso del proyecto. Cómo se sabía el trabajo realizado, el trabajo pendiente y lo que estaba haciendo cada persona.</text:p>
        </text:list-item>
        <text:list-item>
          <text:p text:style-name="P147">Los ajustes realizados cuando se detectaron divergencias frente al calendario inicial (ajustes en el trabajo y/o ajustes en el calendario). Si se han identificado las causas de estas divergencias, explicarlas.</text:p>
        </text:list-item>
        <text:list-item>
          <text:p text:style-name="P148">Adecuación de las herramientas y tecnologías empleadas. Si ha habido que cambiar alguna decisión de diseño o de tecnología, y por qué.</text:p>
        </text:list-item>
        <text:list-item>
          <text:p text:style-name="P149">Funcionamiento de los procesos de control de versiones del código, construcción y despliegue. ¿Ha habido problemas con las integraciones? ¿Problemas con los despliegues? ¿Se han perdido cosas por errores humanos? ¿Cómo se han abordado estas tareas?</text:p>
        </text:list-item>
        <text:list-item>
          <text:p text:style-name="P150">Pruebas del software. ¿Se han podido cumplir las ideas que se tenían al respecto?</text:p>
        </text:list-item>
      </text:list>
      <text:list text:style-name="WWNum3" text:continue-numbering="true">
        <text:list-item>
          <text:list>
            <text:list-item>
              <text:p text:style-name="P151"><text:bookmark-start text:name="__RefHeading___Toc1373_1585771543"/>Cierre del proyecto<text:bookmark-end text:name="__RefHeading___Toc1373_1585771543"/></text:p>
            </text:list-item>
          </text:list>
        </text:list-item>
      </text:list>
      <text:p text:style-name="Standard">Al menos:</text:p>
      <text:list text:style-name="LFO30" text:continue-numbering="true">
        <text:list-item>
          <text:p text:style-name="P152">Comparar las estimaciones iniciales (tamaño, esfuerzos, costes) con los resultados finales, analizar los resultados y tratar de expresar algunas lecciones aprendidas.</text:p>
        </text:list-item>
        <text:list-item>
          <text:p text:style-name="P153">Lecciones aprendidas sobre herramientas y tecnologías.</text:p>
        </text:list-item>
        <text:list-item>
          <text:p text:style-name="P154">Recopilar los esfuerzos dedicados al proyecto por cada uno de los participantes: horas trabajadas y actividades realizadas por cada persona.</text:p>
        </text:list-item>
      </text:list>
      <text:p text:style-name="Standard"/>
      <text:h text:style-name="Título3" text:outline-level="3"><text:bookmark-start text:name="__RefHeading___Toc8516_316662375"/>Conclusiones<text:bookmark-end text:name="__RefHeading___Toc8516_316662375"/></text:h>
      <text:p text:style-name="P155">ESTE CAPÍTULO SOLO SE RELLENA EN LA ENTREGA FINAL</text:p>
      <text:p text:style-name="Standard">Además de conclusiones personales (razonadas) sobre el transcurso del proyecto realizado, es importante plantear ideas para mejorar los procesos llevados a cabo: si hubiera que iniciar un nuevo proyecto inmediatamente usando una metodología de gestión basada en procesos, ¿qué cambios haríais respecto a los procesos que habéis seguido durante este proyecto? <text:s/>¿Qué cosas está claro que haríais de otra forma? ¿Qué cosas seguiríais haciendo más o menos igual?</text:p>
      <text:p text:style-name="Standard"/>
      <text:h text:style-name="Título1" text:outline-level="1"><text:bookmark-start text:name="_Toc471918254"/><text:bookmark-start text:name="__RefHeading___Toc234_326441859"/>Anexo I. Glosario<text:bookmark-end text:name="_Toc471918254"/><text:bookmark-end text:name="__RefHeading___Toc234_326441859"/></text:h>
      <text:p text:style-name="Standard">Explicación de acrónimos y términos técnicos utilizados.</text:p>
      <text:p text:style-name="Standard"/>
      <text:h text:style-name="Título1" text:outline-level="1"><text:bookmark-start text:name="__RefHeading___Toc8518_316662375"/><text:soft-page-break/>Anexo II. Actas de todas las reuniones realizadas<text:bookmark-end text:name="__RefHeading___Toc8518_316662375"/></text:h>
      <text:p text:style-name="P156">ESTE ANEXO SOLO SE RELLENA EN LA ENTREGA FINAL</text:p>
      <text:p text:style-name="Textbody">Incluir aquí todas las actas de las reuniones realizadas, ordenadas cronológicamente.</text:p>
      <text:p text:style-name="P157"/>
      <text:h text:style-name="Título1" text:outline-level="1"><text:bookmark-start text:name="__RefHeading___Toc236_326441859"/>Anexo III. Otros anexos que se consideren necesarios<text:bookmark-end text:name="__RefHeading___Toc236_32644185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system"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宋体" svg:font-family="宋体" style:font-family-generic="system" style:font-pitch="variable" svg:panose-1="2 1 6 0 3 1 1 1 1 1"/>
    <style:font-face style:name="OpenSymbol" style:font-charset="x-symbol" svg:font-family="OpenSymbol" style:font-family-generic="system"/>
    <style:font-face style:name="Century Gothic" svg:font-family="Century Gothic" style:font-family-generic="swiss" style:font-pitch="variable" svg:panose-1="2 11 5 2 2 2 2 2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833in" fo:margin-left="0.6027in" fo:margin-right="0.0472in" fo:text-indent="-0.6027in" fo:background-color="#99CC00">
        <style:tab-stops/>
      </style:paragraph-properties>
      <style:text-properties style:font-name="Arial Black" style:font-name-asian="Arial Black" style:font-name-complex="Arial" fo:font-size="18pt" style:font-size-asian="18pt" fo:hyphenate="false"/>
    </style:style>
    <style:style style:name="Título2" style:display-name="Título 2" style:family="paragraph" style:parent-style-name="Standard" style:next-style-name="Standard" style:default-outline-level="2">
      <style:paragraph-properties fo:keep-with-next="always" fo:keep-together="always" fo:margin-top="0.0833in"/>
      <style:text-properties style:font-name="Arial Black" style:font-name-asian="Arial Black" style:font-name-complex="Arial" style:font-weight-complex="bold" fo:color="#808080" fo:font-size="16pt" style:font-size-asian="16pt" style:font-size-complex="11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Black" style:font-name-asian="Arial Black" style:font-name-complex="Arial Black" fo:color="#999999" fo:font-size="14pt" style:font-size-asian="14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Black" style:font-name-asian="Arial Black" style:font-name-complex="Arial Black" style:font-weight-complex="bold" fo:color="#999999" fo:hyphenate="false"/>
    </style:style>
    <style:style style:name="Título5" style:display-name="Título 5" style:family="paragraph" style:parent-style-name="Standard" style:next-style-name="Standard" style:default-outline-level="5">
      <style:paragraph-properties fo:margin-top="0.1666in" fo:margin-bottom="0.0416in"/>
      <style:text-properties style:font-name="Arial Black" style:font-name-asian="Arial Black" style:font-name-complex="Arial Black" fo:color="#999999"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Arial Black" style:font-name-asian="Arial Black" style:font-name-complex="Arial Black" fo:color="#999999" fo:font-size="10pt" style:font-size-asian="10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Black" style:font-name-asian="Arial Black" style:font-name-complex="Arial Black" fo:font-style="italic" style:font-style-asian="italic" fo:color="#999999" fo:font-size="10pt" style:font-size-asian="10pt" fo:hyphenate="false"/>
    </style:style>
    <style:style style:name="Título8" style:display-name="Título 8" style:family="paragraph" style:parent-style-name="Standard" style:next-style-name="Standard" style:default-outline-level="8">
      <style:paragraph-properties fo:keep-with-next="always" fo:break-before="page" fo:margin-bottom="0.0833in" fo:background-color="#99CC00"/>
      <style:text-properties style:font-name="Arial Black" style:font-name-asian="Arial Black" style:font-name-complex="Arial Black" fo:color="#181512" fo:letter-spacing="-0.0034in" fo:font-size="20pt" style:font-size-asian="20pt" style:font-size-complex="57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Black" style:font-name-asian="Arial Black" style:font-name-complex="Arial" fo:color="#808080" fo:font-size="16pt" style:font-size-asian="16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2" style:num-suffix="." style:num-format="1" text:display-levels="2">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3" style:num-suffix="." style:num-format="1" text:display-levels="3">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4" style:num-suffix="." style:num-format="1" text:display-levels="4">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prefix="Anexo " style:num-suffix="." style:num-format="I">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Anexo " style:num-suffix="." style:num-format="I"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Standard" style:display-name="Standard" style:family="paragraph">
      <style:paragraph-properties fo:widows="2" fo:orphans="2" fo:text-align="justify"/>
      <style:text-properties style:font-name="Calibri" style:font-name-asian="Calibri" style:font-name-complex="Calibri"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next-style-name="Standard">
      <style:paragraph-properties fo:text-align="center" fo:margin-top="0.0833in" fo:margin-bottom="0.0833in"/>
      <style:text-properties fo:font-style="italic" style:font-style-asian="italic" style:font-style-complex="italic" fo:font-size="9pt" style:font-size-asian="9pt" style:font-size-complex="10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6.4972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Títulodeíndice" style:display-name="Título de índice" style:family="paragraph" style:parent-style-name="Standard">
      <style:paragraph-properties fo:text-align="center" fo:background-color="#99CC00"/>
      <style:text-properties style:font-name="Arial Black" style:font-name-asian="Arial Black" style:font-name-complex="Arial Black" fo:font-style="italic" style:font-style-asian="italic" style:font-style-complex="italic" fo:font-size="20pt" style:font-size-asian="20pt" fo:hyphenate="false"/>
    </style:style>
    <style:style style:name="Contents1" style:display-name="Contents 1"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style:font-size-complex="20pt" fo:hyphenate="false"/>
    </style:style>
    <style:style style:name="Contents2" style:display-name="Contents 2"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style:font-size-complex="16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6.4972in"/>
        </style:tab-stops>
      </style:paragraph-properties>
      <style:text-properties fo:font-size="10pt" style:font-size-asian="10pt" fo:hyphenate="false"/>
    </style:style>
    <style:style style:name="Contents4" style:display-name="Contents 4" style:family="paragraph" style:parent-style-name="Standard" style:next-style-name="Standard" style:auto-update="true">
      <style:paragraph-properties fo:margin-left="0.3333in">
        <style:tab-stops>
          <style:tab-stop style:type="right" style:leader-style="dotted" style:leader-text="." style:position="6.4972in"/>
        </style:tab-stops>
      </style:paragraph-properties>
      <style:text-properties fo:font-size="10pt" style:font-size-asian="10pt" fo:hyphenate="false"/>
    </style:style>
    <style:style style:name="Contents5" style:display-name="Contents 5" style:family="paragraph" style:parent-style-name="Standard" style:next-style-name="Standard" style:auto-update="true">
      <style:paragraph-properties fo:margin-left="0.5in">
        <style:tab-stops>
          <style:tab-stop style:type="right" style:leader-style="dotted" style:leader-text="." style:position="6.3in"/>
        </style:tab-stops>
      </style:paragraph-properties>
      <style:text-properties fo:font-size="10pt" style:font-size-asian="10pt" fo:hyphenate="false"/>
    </style:style>
    <style:style style:name="Contents6" style:display-name="Contents 6" style:family="paragraph" style:parent-style-name="Standard" style:next-style-name="Standard" style:auto-update="true">
      <style:paragraph-properties fo:margin-left="0.6666in">
        <style:tab-stops>
          <style:tab-stop style:type="right" style:leader-style="dotted" style:leader-text="." style:position="6.3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tab-stop style:type="right" style:leader-style="dotted" style:leader-text="." style:position="6.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fo:hyphenate="false"/>
    </style:style>
    <style:style style:name="Contents9" style:display-name="Contents 9"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fo:hyphenate="false"/>
    </style:style>
    <style:style style:name="Textoindependiente2" style:display-name="Texto independiente 2" style:family="paragraph" style:parent-style-name="Standard">
      <style:paragraph-properties fo:margin-top="0.0833in"/>
      <style:text-properties fo:color="#181512" fo:letter-spacing="-0.0034in" fo:hyphenate="false"/>
    </style:style>
    <style:style style:name="portada_naranja_medio" style:display-name="portada_naranja_medio" style:family="paragraph" style:parent-style-name="Standard">
      <style:paragraph-properties fo:text-align="center" fo:margin-left="-0.875in" fo:margin-right="-1in" fo:background-color="#FF9900">
        <style:tab-stops/>
      </style:paragraph-properties>
      <style:text-properties style:font-name="Arial" style:font-name-asian="Arial" style:font-name-complex="Arial" fo:font-weight="bold" style:font-weight-asian="bold" style:font-weight-complex="bold" fo:font-size="14pt" style:font-size-asian="14pt" fo:hyphenate="false"/>
    </style:style>
    <style:style style:name="Titulo_Portada" style:display-name="Titulo_Portada" style:family="paragraph" style:parent-style-name="Standard">
      <style:paragraph-properties fo:text-align="center"/>
      <style:text-properties style:font-name="Arial" style:font-name-asian="Arial" style:font-name-complex="Arial" fo:font-weight="bold" style:font-weight-asian="bold" fo:text-transform="uppercase" fo:font-size="24pt" style:font-size-asian="24pt" style:font-size-complex="24pt" fo:language="pt" fo:country="BR" fo:hyphenate="false"/>
    </style:style>
    <style:style style:name="Titulo_Portada_Pequeño" style:display-name="Titulo_Portada_Pequeño" style:family="paragraph" style:parent-style-name="Standard">
      <style:paragraph-properties fo:text-align="center"/>
      <style:text-properties style:font-name="Arial" style:font-name-asian="Arial" style:font-name-complex="Arial" fo:font-weight="bold" style:font-weight-asian="bold" fo:text-transform="uppercase" fo:font-size="14pt" style:font-size-asian="14pt" style:font-size-complex="18pt" fo:language="pt" fo:country="BR" fo:hyphenate="false"/>
    </style:style>
    <style:style style:name="Enumeración1" style:display-name="Enumeración 1" style:family="paragraph" style:parent-style-name="Standard">
      <style:paragraph-properties fo:margin-top="0.0833in"/>
      <style:text-properties fo:letter-spacing="-0.0034in" style:font-size-complex="10pt" style:language-asian="en" style:country-asian="US" fo:hyphenate="false"/>
    </style:style>
    <style:style style:name="Enumeración1sig" style:display-name="Enumeración 1 sig" style:family="paragraph" style:parent-style-name="Enumeración1">
      <style:paragraph-properties fo:margin-left="0.375in">
        <style:tab-stops/>
      </style:paragraph-properties>
      <style:text-properties fo:hyphenate="false"/>
    </style:style>
    <style:style style:name="Enumeración2" style:display-name="Enumeración 2" style:family="paragraph" style:parent-style-name="Enumeración1">
      <style:paragraph-properties fo:text-indent="-0.125in"/>
      <style:text-properties fo:hyphenate="false"/>
    </style:style>
    <style:style style:name="Enumeración2sig" style:display-name="Enumeración 2 sig" style:family="paragraph" style:parent-style-name="Enumeración2">
      <style:paragraph-properties fo:margin-left="0.5in">
        <style:tab-stops/>
      </style:paragraph-properties>
      <style:text-properties fo:hyphenate="false"/>
    </style:style>
    <style:style style:name="Icono1" style:display-name="Icono 1" style:family="paragraph" style:parent-style-name="Standard">
      <style:paragraph-properties fo:text-align="center" fo:margin-top="0.0416in" fo:line-height="1in" fo:background-color="#E5E5E5"/>
      <style:text-properties style:font-name="Wingdings" style:font-name-asian="Wingdings" style:font-name-complex="Wingdings" fo:font-weight="bold" style:font-weight-asian="bold" fo:color="#FFFFFF" fo:letter-spacing="-0.0069in" fo:font-size="80pt" style:font-size-asian="80pt" style:font-size-complex="10pt" style:language-asian="en" style:country-asian="US" fo:hyphenate="false"/>
    </style:style>
    <style:style style:name="Cita" style:display-name="Cita" style:family="paragraph" style:parent-style-name="Standard">
      <style:paragraph-properties fo:border="0.0104in solid #FFFFFF" fo:padding="0.1666in" style:shadow="none" fo:margin-bottom="0.1666in" fo:margin-left="0.4166in" fo:margin-right="0.4166in">
        <style:tab-stops/>
      </style:paragraph-properties>
      <style:text-properties fo:font-style="italic" style:font-style-asian="italic" style:font-style-complex="italic" fo:letter-spacing="-0.0034in" style:font-size-complex="10pt" style:language-asian="en" style:country-asian="US" fo:hyphenate="false"/>
    </style:style>
    <style:style style:name="Enumeración3" style:display-name="Enumeración 3" style:family="paragraph" style:parent-style-name="Enumeración2">
      <style:paragraph-properties fo:margin-left="0.625in">
        <style:tab-stops/>
      </style:paragraph-properties>
      <style:text-properties fo:hyphenate="false"/>
    </style:style>
    <style:style style:name="Enumeración3sig" style:display-name="Enumeración 3 sig" style:family="paragraph" style:parent-style-name="Enumeración3">
      <style:text-properties fo:hyphenate="false"/>
    </style:style>
    <style:style style:name="Enumeración1numeros" style:display-name="Enumeración 1 numeros" style:family="paragraph" style:parent-style-name="Enumeración1">
      <style:text-properties fo:hyphenate="false"/>
    </style:style>
    <style:style style:name="Codigo" style:display-name="Codigo" style:family="paragraph" style:parent-style-name="Textbody">
      <style:paragraph-properties fo:margin-top="0.0416in" fo:margin-bottom="0in" fo:margin-left="0.625in">
        <style:tab-stops>
          <style:tab-stop style:type="left" style:position="0.875in"/>
          <style:tab-stop style:type="left" style:position="1.125in"/>
          <style:tab-stop style:type="left" style:position="1.375in"/>
          <style:tab-stop style:type="left" style:position="1.625in"/>
          <style:tab-stop style:type="left" style:position="1.875in"/>
          <style:tab-stop style:type="left" style:position="2.125in"/>
          <style:tab-stop style:type="left" style:position="2.375in"/>
          <style:tab-stop style:type="left" style:position="2.625in"/>
          <style:tab-stop style:type="left" style:position="2.875in"/>
          <style:tab-stop style:type="left" style:position="3.125in"/>
          <style:tab-stop style:type="left" style:position="3.375in"/>
        </style:tab-stops>
      </style:paragraph-properties>
      <style:text-properties style:font-name="Arial Narrow" style:font-name-asian="Arial Narrow" style:font-name-complex="Courier New" fo:color="#181512" fo:font-size="10pt" style:font-size-asian="10pt" style:font-size-complex="7.5pt" fo:language="fr" fo:country="FR" fo:hyphenate="false"/>
    </style:style>
    <style:style style:name="NormalTexto" style:display-name="NormalTexto" style:family="paragraph" style:parent-style-name="Textbody">
      <style:paragraph-properties fo:margin-top="0.0833in" fo:margin-bottom="0in" fo:text-indent="0.0986in">
        <style:tab-stops>
          <style:tab-stop style:type="right" style:position="2.5in"/>
        </style:tab-stops>
      </style:paragraph-properties>
      <style:text-properties style:font-name="Verdana" style:font-name-asian="Verdana" style:font-name-complex="Verdana" fo:color="#181512" fo:hyphenate="false"/>
    </style:style>
    <style:style style:name="Enumeracion1" style:display-name="Enumeracion1" style:family="paragraph" style:parent-style-name="Enumeración1">
      <style:text-properties fo:language="en" fo:country="US" fo:hyphenate="false"/>
    </style:style>
    <style:style style:name="Mapadeldocumento" style:display-name="Mapa del documento" style:family="paragraph" style:parent-style-name="Standard">
      <style:paragraph-properties fo:background-color="#000080"/>
      <style:text-properties style:font-name="Tahoma" style:font-name-asian="Tahoma" style:font-name-complex="Tahoma" fo:font-size="10pt" style:font-size-asian="10pt" style:font-size-complex="10pt" fo:hyphenate="false"/>
    </style:style>
    <style:style style:name="Bibliografia" style:display-name="Bibliografia" style:family="paragraph" style:parent-style-name="Standard">
      <style:paragraph-properties fo:margin-top="0.0416in" fo:margin-left="0.2479in" fo:text-indent="-0.2479in">
        <style:tab-stops/>
      </style:paragraph-properties>
      <style:text-properties fo:color="#181512" fo:hyphenate="false"/>
    </style:style>
    <style:style style:name="Titulillo" style:display-name="Titulillo" style:family="paragraph" style:parent-style-name="Standard">
      <style:paragraph-properties fo:margin-top="0.0833in" fo:text-indent="0.0986in">
        <style:tab-stops>
          <style:tab-stop style:type="right" style:position="2.5in"/>
        </style:tab-stops>
      </style:paragraph-properties>
      <style:text-properties fo:font-weight="bold" style:font-weight-asian="bold" fo:font-style="italic" style:font-style-asian="italic" fo:color="#181512" style:text-underline-type="single" style:text-underline-style="solid" style:text-underline-width="auto" style:text-underline-mode="continuous" fo:hyphenate="false"/>
    </style:style>
    <style:style style:name="NormalTextoCar" style:display-name="NormalTexto Car" style:family="paragraph" style:parent-style-name="Textbody">
      <style:paragraph-properties fo:margin-top="0.0833in" fo:margin-bottom="0in" fo:text-indent="0.0986in">
        <style:tab-stops>
          <style:tab-stop style:type="right" style:position="2.5in"/>
        </style:tab-stops>
      </style:paragraph-properties>
      <style:text-properties style:font-name="Garamond" style:font-name-asian="Garamond" style:font-name-complex="Garamond" fo:color="#181512" fo:font-size="12pt" style:font-size-asian="12pt" style:font-size-complex="7.5pt" fo:language="en" fo:country="GB"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extonotapie" style:display-name="Texto nota pie" style:family="paragraph" style:parent-style-name="Standard">
      <style:text-properties fo:font-size="8pt" style:font-size-asian="8pt" style:font-size-complex="10pt" fo:hyphenate="false"/>
    </style:style>
    <style:style style:name="Default" style:display-name="Default" style:family="paragraph">
      <style:paragraph-properties fo:widows="2" fo:orphans="2"/>
      <style:text-properties style:font-name="ITC Franklin Gothic Book" style:font-name-asian="ITC Franklin Gothic Book" style:font-name-complex="ITC Franklin Gothic Book" fo:color="#000000" fo:font-size="12pt" style:font-size-asian="12pt" style:font-size-complex="12pt" fo:hyphenate="false"/>
    </style:style>
    <style:style style:name="Pa2" style:display-name="Pa2" style:family="paragraph" style:parent-style-name="Default" style:next-style-name="Default">
      <style:paragraph-properties style:line-height-at-least="0.1673in"/>
      <style:text-properties style:font-name-complex="Times New Roman" fo:color="#00000A" fo:hyphenate="false"/>
    </style:style>
    <style:style style:name="bullet_nivel2CarCar" style:display-name="bullet_nivel2 Car Car" style:family="paragraph" style:parent-style-name="Standard">
      <style:paragraph-properties fo:margin-top="0.0416in" fo:margin-bottom="0.0416in" fo:margin-left="0.4451in" fo:text-indent="-0.2479in">
        <style:tab-stops/>
      </style:paragraph-properties>
      <style:text-properties style:font-name="Cambria" style:font-name-asian="Cambria" style:font-name-complex="Arial" fo:hyphenate="false"/>
    </style:style>
    <style:style style:name="NormalWeb" style:display-name="Normal (Web)" style:family="paragraph" style:parent-style-name="Standard">
      <style:paragraph-properties fo:text-align="start" fo:margin-top="0.1944in" fo:margin-bottom="0.1944in"/>
      <style:text-properties style:font-name="Times New Roman" style:font-name-asian="Times New Roman" style:font-name-complex="Times New Roman" fo:font-size="12pt" style:font-size-asian="12pt" fo:hyphenate="false"/>
    </style:style>
    <style:style style:name="Párrafonormal" style:display-name="Párrafo normal" style:family="paragraph" style:parent-style-name="Standard">
      <style:paragraph-properties fo:margin-top="0.0833in" fo:text-indent="0.0986in"/>
      <style:text-properties fo:color="#181512" fo:hyphenate="false"/>
    </style:style>
    <style:style style:name="Párrafoenumerado" style:display-name="Párrafo enumerado" style:family="paragraph" style:parent-style-name="Párrafonormal">
      <style:text-properties fo:hyphenate="false"/>
    </style:style>
    <style:style style:name="default0" style:display-name="default" style:family="paragraph" style:parent-style-name="Standard">
      <style:paragraph-properties fo:text-align="start" fo:margin-top="0.1944in" fo:margin-bottom="0.1944in"/>
      <style:text-properties style:font-name="Times New Roman" style:font-name-asian="Times New Roman" style:font-name-complex="Times New Roman" fo:font-size="12pt" style:font-size-asian="12pt" fo:hyphenate="false"/>
    </style:style>
    <style:style style:name="Pa7" style:display-name="Pa7" style:family="paragraph" style:parent-style-name="Standard" style:next-style-name="Standard">
      <style:paragraph-properties fo:text-align="start" style:line-height-at-least="0.1534in"/>
      <style:text-properties fo:font-size="12pt" style:font-size-asian="12pt" style:language-asian="en" style:country-asian="US" fo:hyphenate="false"/>
    </style:style>
    <style:style style:name="Párrafodelista" style:display-name="Párrafo de lista" style:family="paragraph" style:parent-style-name="Standard">
      <style:paragraph-properties fo:text-align="start" fo:margin-bottom="0.1388in" fo:line-height="115%" fo:margin-left="0.5in">
        <style:tab-stops/>
      </style:paragraph-properties>
      <style:text-properties style:font-size-complex="11pt" style:language-asian="en" style:country-asian="US" fo:hyphenate="false"/>
    </style:style>
    <style:style style:name="Tablaconcuadrícula1" style:display-name="Tabla con cuadrícula1" style:family="paragraph">
      <style:paragraph-properties fo:widows="2" fo:orphans="2"/>
      <style:text-properties style:font-name="Cambria" style:font-name-asian="ヒラギノ角ゴ Pro W3" style:font-name-complex="Cambria" fo:color="#000000" fo:language="en" fo:country="US" style:language-asian="en" style:country-asian="US" fo:hyphenate="false"/>
    </style:style>
    <style:style style:name="Párrafoenumerado2" style:display-name="Párrafo enumerado2" style:family="paragraph" style:parent-style-name="Párrafoenumerado">
      <style:paragraph-properties fo:margin-left="1.0986in" fo:text-indent="-0.25in">
        <style:tab-stops>
          <style:tab-stop style:type="left" style:position="1.125in"/>
        </style:tab-stops>
      </style:paragraph-properties>
      <style:text-properties fo:hyphenate="false"/>
    </style:style>
    <style:style style:name="Figura" style:display-name="Figura" style:family="paragraph" style:parent-style-name="Standard">
      <style:paragraph-properties fo:text-align="center" fo:margin-top="0.1666in" fo:margin-bottom="0.0833in"/>
      <style:text-properties style:font-size-complex="11pt" style:language-asian="en" style:country-asian="US" fo:hyphenate="false"/>
    </style:style>
    <style:style style:name="Pa9" style:display-name="Pa9" style:family="paragraph" style:parent-style-name="Standard" style:next-style-name="Standard">
      <style:paragraph-properties fo:text-align="start" style:line-height-at-least="0.1395in"/>
      <style:text-properties style:font-name="Arial" style:font-name-asian="宋体" style:font-name-complex="Arial" fo:font-size="12pt" style:font-size-asian="12pt" style:language-asian="zh" style:country-asian="CN" fo:hyphenate="false"/>
    </style:style>
    <style:style style:name="Pa6" style:display-name="Pa6" style:family="paragraph" style:parent-style-name="Standard" style:next-style-name="Standard">
      <style:paragraph-properties fo:text-align="start" style:line-height-at-least="0.1395in"/>
      <style:text-properties style:font-name="Arial" style:font-name-asian="宋体" style:font-name-complex="Arial" fo:font-size="12pt" style:font-size-asian="12pt" style:language-asian="zh" style:country-asian="CN" fo:hyphenate="false"/>
    </style:style>
    <style:style style:name="Tableau" style:display-name="Tableau" style:family="paragraph" style:parent-style-name="Standard">
      <style:paragraph-properties fo:text-align="start" fo:margin-top="0.0416in" fo:margin-bottom="0.0416in" fo:line-height="130%" fo:text-indent="0.4923in"/>
      <style:text-properties style:font-size-complex="10pt" fo:language="en" fo:country="GB" style:language-asian="fr" style:country-asian="FR" fo:hyphenate="false"/>
    </style:style>
    <style:style style:name="EstiloEnumeracion1LatinaNegrita" style:display-name="Estilo Enumeracion1 + (Latina) Negrita" style:family="paragraph" style:parent-style-name="Enumeracion1">
      <style:text-properties fo:hyphenate="false"/>
    </style:style>
    <style:style style:name="EstiloEstiloEnumeracion1LatinaNegritaNegrita" style:display-name="Estilo Estilo Enumeracion1 + (Latina) Negrita + Negrita" style:family="paragraph" style:parent-style-name="Enumeracion1">
      <style:text-properties fo:font-weight="bold" style:font-weight-asian="bold" style:font-weight-complex="bold" fo:hyphenate="false"/>
    </style:style>
    <style:style style:name="Heading10" style:display-name="Heading 10"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style:font-name="Arial Black" style:font-name-asian="Arial Black" style:font-name-complex="Arial Black" fo:font-size="9pt" style:font-size-asian="9pt" style:language-complex="ar" style:country-complex="SA"/>
    </style:style>
    <style:style style:name="hps" style:display-name="hps" style:family="text" style:parent-style-name="Fuentedepárrafopredeter."/>
    <style:style style:name="hpsatn" style:display-name="hps atn" style:family="text" style:parent-style-name="Fuentedepárrafopredeter."/>
    <style:style style:name="gt-icon-text" style:display-name="gt-icon-text" style:family="text" style:parent-style-name="Fuentedepárrafopredeter."/>
    <style:style style:name="NormalTextoCarCar" style:display-name="NormalTexto Car Car" style:family="text">
      <style:text-properties style:font-name="Garamond" style:font-name-asian="Garamond" style:font-name-complex="Garamond" fo:color="#181512" fo:font-size="12pt" style:font-size-asian="12pt" style:font-size-complex="7.5pt" fo:language="en" fo:country="GB" style:language-asian="es" style:country-asian="ES" style:language-complex="ar" style:country-complex="SA"/>
    </style:style>
    <style:style style:name="Enumeración1Car" style:display-name="Enumeración 1 Car" style:family="text">
      <style:text-properties style:font-name="Calibri" style:font-name-asian="Calibri" style:font-name-complex="Calibri" fo:letter-spacing="-0.0034in" fo:font-size="11pt" style:font-size-asian="11pt" style:language-asian="en" style:country-asian="US"/>
    </style:style>
    <style:style style:name="Ref.decomentario" style:display-name="Ref. de comentario" style:family="text">
      <style:text-properties fo:font-size="8pt" style:font-size-asian="8pt" style:font-size-complex="8pt"/>
    </style:style>
    <style:style style:name="Ref.denotaalpie" style:display-name="Ref. de nota al pie" style:family="text">
      <style:text-properties style:text-position="super 63.6%"/>
    </style:style>
    <style:style style:name="TextoindependienteCar" style:display-name="Texto independiente Car" style:family="text">
      <style:text-properties style:font-name="Verdana" style:font-name-asian="Verdana" style:font-name-complex="Verdana" style:font-size-complex="12pt"/>
    </style:style>
    <style:style style:name="PárrafonormalCar" style:display-name="Párrafo normal Car" style:family="text">
      <style:text-properties style:font-name="Verdana" style:font-name-asian="Verdana" style:font-name-complex="Verdana" fo:color="#181512" style:font-size-complex="12pt"/>
    </style:style>
    <style:style style:name="A3" style:display-name="A3" style:family="text">
      <style:text-properties style:font-name-complex="Calibri" fo:color="#323232"/>
    </style:style>
    <style:style style:name="PárrafonormalCar1" style:display-name="Párrafo normal Car1" style:family="text">
      <style:text-properties style:font-name="Verdana" style:font-name-asian="Verdana" style:font-name-complex="Verdana" fo:color="#181512" style:font-size-complex="12pt"/>
    </style:style>
    <style:style style:name="PárrafoenumeradoCar" style:display-name="Párrafo enumerado Car" style:family="text" style:parent-style-name="PárrafonormalCar1">
      <style:text-properties style:font-name="Calibri" style:font-name-asian="Calibri" style:font-name-complex="Calibri" fo:color="#181512" fo:font-size="11pt" style:font-size-asian="11pt" style:font-size-complex="12pt"/>
    </style:style>
    <style:style style:name="Párrafoenumerado2Car" style:display-name="Párrafo enumerado2 Car" style:family="text" style:parent-style-name="PárrafoenumeradoCar">
      <style:text-properties style:font-name="Verdana" style:font-name-asian="Verdana" style:font-name-complex="Verdana" fo:color="#181512" fo:font-size="11pt" style:font-size-asian="11pt" style:font-size-complex="12pt"/>
    </style:style>
    <style:style style:name="NormalTextoCar1" style:display-name="NormalTexto Car1" style:family="text">
      <style:text-properties style:font-name="Verdana" style:font-name-asian="Verdana" style:font-name-complex="Verdana" fo:color="#181512" style:font-size-complex="12pt" fo:language="es" fo:country="ES" style:language-asian="es" style:country-asian="ES" style:language-complex="ar" style:country-complex="SA"/>
    </style:style>
    <style:style style:name="FiguraCar" style:display-name="Figura Car" style:family="text">
      <style:text-properties style:font-name="Calibri" style:font-name-asian="Calibri" style:font-name-complex="Times New Roman" fo:font-size="11pt" style:font-size-asian="11pt" style:font-size-complex="11pt" style:language-asian="en" style:country-asian="US"/>
    </style:style>
    <style:style style:name="PárrafodelistaCar" style:display-name="Párrafo de lista Car" style:family="text">
      <style:text-properties style:font-name="Calibri" style:font-name-asian="Calibri" style:font-name-complex="Calibri" fo:font-size="11pt" style:font-size-asian="11pt" style:font-size-complex="11pt" style:language-asian="en" style:country-asian="US"/>
    </style:style>
    <style:style style:name="TextocomentarioCar" style:display-name="Texto comentario Car" style:family="text">
      <style:text-properties style:font-name="Verdana" style:font-name-asian="Verdana" style:font-name-complex="Verdana" fo:language="es" fo:country="ES" style:language-asian="es" style:country-asian="ES" style:language-complex="ar" style:country-complex="SA"/>
    </style:style>
    <style:style style:name="TextonotapieCar" style:display-name="Texto nota pie Car" style:family="text">
      <style:text-properties style:font-name="Calibri" style:font-name-asian="Calibri" style:font-name-complex="Calibri" fo:font-size="8pt" style:font-size-asian="8pt"/>
    </style:style>
    <style:style style:name="Enumeracion1CarCar" style:display-name="Enumeracion1 Car Car" style:family="text">
      <style:text-properties style:font-name="Calibri" style:font-name-asian="Calibri" style:font-name-complex="Calibri" fo:letter-spacing="-0.0034in" fo:font-size="11pt" style:font-size-asian="11pt" fo:language="en" fo:country="US" style:language-asian="en" style:country-asian="US"/>
    </style:style>
    <style:style style:name="EstiloEnumeracion1LatinaNegritaCarCar" style:display-name="Estilo Enumeracion1 + (Latina) Negrita Car Car" style:family="text" style:parent-style-name="Enumeracion1CarCar">
      <style:text-properties style:font-name="Calibri" style:font-name-asian="Calibri" style:font-name-complex="Calibri" fo:letter-spacing="-0.0034in" fo:font-size="11pt" style:font-size-asian="11pt" fo:language="en" fo:country="US" style:language-asian="en" style:country-asian="US"/>
    </style:style>
    <style:style style:name="EstiloEstiloEnumeracion1LatinaNegritaNegritaCar" style:display-name="Estilo Estilo Enumeracion1 + (Latina) Negrita + Negrita Car" style:family="text">
      <style:text-properties style:font-name="Calibri" style:font-name-asian="Calibri" style:font-name-complex="Calibri" fo:font-weight="bold" style:font-weight-asian="bold" style:font-weight-complex="bold" fo:letter-spacing="-0.0034in" fo:font-size="11pt" style:font-size-asian="11pt" style:language-asian="en" style:country-asian="US"/>
    </style:style>
    <style:style style:name="ListLabel1" style:display-name="ListLabel 1" style:family="text">
      <style:text-properties fo:font-weight="bold" style:font-weight-asian="bold" fo:font-style="normal" style:font-style-asian="normal" fo:font-size="8pt" style:font-size-asian="8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asian="宋体"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fo:font-weight="bold" style:font-weight-asian="bold" fo:font-style="normal" style:font-style-asian="normal" fo:font-size="8pt" style:font-size-asian="8pt"/>
    </style:style>
    <text:list-style style:name="WWNum1" style:display-name="WWNum1">
      <text:list-level-style-bullet text:level="1" text:style-name="WW_CharLFO3LVL1" text:bullet-char="">
        <style:list-level-properties text:space-before="0.1256in" text:min-label-width="0.25in" text:list-level-position-and-space-mode="label-alignment">
          <style:list-level-label-alignment text:label-followed-by="listtab" fo:margin-left="0.3756in" fo:text-indent="-0.25in"/>
        </style:list-level-properties>
      </text:list-level-style-bullet>
      <text:list-level-style-number text:level="2" style:num-format="1" text:display-levels="2">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3" style:num-format="1" text:display-levels="3">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4" style:num-format="1" text:display-levels="4">
        <style:list-level-properties text:space-before="0in" text:min-label-width="0.6041in" text:list-level-position-and-space-mode="label-alignment">
          <style:list-level-label-alignment text:label-followed-by="listtab" fo:margin-left="0.6041in" fo:text-indent="-0.6041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2" style:display-name="WWNum2">
      <text:list-level-style-bullet text:level="1" text:bullet-char="Э">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2" style:num-suffix="." style:num-format="1" text:display-levels="2">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3" style:num-suffix="." style:num-format="1" text:display-levels="3">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4" style:num-suffix="." style:num-format="1" text:display-levels="4">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space"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4" style:display-name="WWNum4">
      <text:list-level-style-number text:level="1" style:num-prefix="Capítulo " style:num-suffix="." style:num-format="1">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2" style:num-suffix="." style:num-format="1" text:display-levels="2">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3" style:num-suffix="." style:num-format="1" text:display-levels="3">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4" style:num-suffix="." style:num-format="1" text:display-levels="4">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space"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space"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space"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5" style:display-name="WWNum5">
      <text:list-level-style-number text:level="1" style:num-prefix="Capítulo " style:num-suffix="." style:num-format="1">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2" style:num-suffix="." style:num-format="1" text:display-levels="2">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3" style:num-suffix="." style:num-format="1" text:display-levels="3">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4" style:num-suffix="." style:num-format="1" text:display-levels="4">
        <style:list-level-properties text:space-before="0in" text:min-label-width="0.6041in" text:list-level-position-and-space-mode="label-alignment">
          <style:list-level-label-alignment text:label-followed-by="space" fo:margin-left="0.6041in" fo:text-indent="-0.6041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space"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space"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space" fo:margin-left="1in" fo:text-indent="-1in"/>
        </style:list-level-properties>
      </text:list-level-style-number>
      <text:list-level-style-number text:level="8" style:num-prefix="Anexo " style:num-suffix="." style:num-format="I">
        <style:list-level-properties text:space-before="0in" text:min-label-width="1in" text:list-level-position-and-space-mode="label-alignment">
          <style:list-level-label-alignment text:label-followed-by="space" fo:margin-left="1in" fo:text-indent="-1in"/>
        </style:list-level-properties>
      </text:list-level-style-number>
      <text:list-level-style-number text:level="9" style:num-prefix="Anexo " style:num-suffix="." style:num-format="I" text:display-levels="9">
        <style:list-level-properties text:space-before="0in" text:min-label-width="1.25in" text:list-level-position-and-space-mode="label-alignment">
          <style:list-level-label-alignment text:label-followed-by="space" fo:margin-left="1.25in" fo:text-indent="-1.25in"/>
        </style:list-level-properties>
      </text:list-level-style-number>
    </text:list-style>
    <text:list-style style:name="WWNum6" style:display-name="WWNum6">
      <text:list-level-style-bullet text:level="1" text:bullet-char="o">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bullet text:level="1" text:bullet-char="">
        <style:list-level-properties text:space-before="-0.2187in" text:min-label-width="0.25in" text:list-level-position-and-space-mode="label-alignment">
          <style:list-level-label-alignment text:label-followed-by="listtab" fo:margin-left="0.0312in" fo:text-indent="-0.25in"/>
        </style:list-level-properties>
      </text:list-level-style-bullet>
      <text:list-level-style-bullet text:level="2" text:bullet-char="o">
        <style:list-level-properties text:space-before="0.2812in" text:min-label-width="0.25in" text:list-level-position-and-space-mode="label-alignment">
          <style:list-level-label-alignment text:label-followed-by="listtab" fo:margin-left="0.5312in" fo:text-indent="-0.25in"/>
        </style:list-level-properties>
      </text:list-level-style-bullet>
      <text:list-level-style-bullet text:level="3" text:bullet-char="">
        <style:list-level-properties text:space-before="0.7812in" text:min-label-width="0.25in" text:list-level-position-and-space-mode="label-alignment">
          <style:list-level-label-alignment text:label-followed-by="listtab" fo:margin-left="1.0312in" fo:text-indent="-0.25in"/>
        </style:list-level-properties>
      </text:list-level-style-bullet>
      <text:list-level-style-bullet text:level="4" text:bullet-char="">
        <style:list-level-properties text:space-before="1.2812in" text:min-label-width="0.25in" text:list-level-position-and-space-mode="label-alignment">
          <style:list-level-label-alignment text:label-followed-by="listtab" fo:margin-left="1.5312in" fo:text-indent="-0.25in"/>
        </style:list-level-properties>
      </text:list-level-style-bullet>
      <text:list-level-style-bullet text:level="5" text:bullet-char="o">
        <style:list-level-properties text:space-before="1.7812in" text:min-label-width="0.25in" text:list-level-position-and-space-mode="label-alignment">
          <style:list-level-label-alignment text:label-followed-by="listtab" fo:margin-left="2.0312in" fo:text-indent="-0.25in"/>
        </style:list-level-properties>
      </text:list-level-style-bullet>
      <text:list-level-style-bullet text:level="6" text:bullet-char="">
        <style:list-level-properties text:space-before="2.2812in" text:min-label-width="0.25in" text:list-level-position-and-space-mode="label-alignment">
          <style:list-level-label-alignment text:label-followed-by="listtab" fo:margin-left="2.5312in" fo:text-indent="-0.25in"/>
        </style:list-level-properties>
      </text:list-level-style-bullet>
      <text:list-level-style-bullet text:level="7" text:bullet-char="">
        <style:list-level-properties text:space-before="2.7812in" text:min-label-width="0.25in" text:list-level-position-and-space-mode="label-alignment">
          <style:list-level-label-alignment text:label-followed-by="listtab" fo:margin-left="3.0312in" fo:text-indent="-0.25in"/>
        </style:list-level-properties>
      </text:list-level-style-bullet>
      <text:list-level-style-bullet text:level="8" text:bullet-char="o">
        <style:list-level-properties text:space-before="3.2812in" text:min-label-width="0.25in" text:list-level-position-and-space-mode="label-alignment">
          <style:list-level-label-alignment text:label-followed-by="listtab" fo:margin-left="3.5312in" fo:text-indent="-0.25in"/>
        </style:list-level-properties>
      </text:list-level-style-bullet>
      <text:list-level-style-bullet text:level="9" text:bullet-char="">
        <style:list-level-properties text:space-before="3.7812in" text:min-label-width="0.25in" text:list-level-position-and-space-mode="label-alignment">
          <style:list-level-label-alignment text:label-followed-by="listtab" fo:margin-left="4.0312in" fo:text-indent="-0.25in"/>
        </style:list-level-properties>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0" style:display-name="WWNum10">
      <text:list-level-style-bullet text:level="1" text:bullet-char="">
        <style:list-level-properties text:space-before="0.4493in" text:min-label-width="0.25in" text:list-level-position-and-space-mode="label-alignment">
          <style:list-level-label-alignment text:label-followed-by="listtab" fo:margin-left="0.6993in" fo:text-indent="-0.25in"/>
        </style:list-level-properties>
      </text:list-level-style-bullet>
      <text:list-level-style-bullet text:level="2" text:style-name="WW_CharLFO12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Times New Roman"/>
      </text:list-level-style-bullet>
      <text:list-level-style-bullet text:level="3" text:bullet-char="">
        <style:list-level-properties text:space-before="1.3486in" text:min-label-width="0.25in" text:list-level-position-and-space-mode="label-alignment">
          <style:list-level-label-alignment text:label-followed-by="listtab" fo:margin-left="1.5986in" fo:text-indent="-0.25in"/>
        </style:list-level-properties>
      </text:list-level-style-bullet>
      <text:list-level-style-bullet text:level="4" text:bullet-char="">
        <style:list-level-properties text:space-before="1.8486in" text:min-label-width="0.25in" text:list-level-position-and-space-mode="label-alignment">
          <style:list-level-label-alignment text:label-followed-by="listtab" fo:margin-left="2.0986in" fo:text-indent="-0.25in"/>
        </style:list-level-properties>
      </text:list-level-style-bullet>
      <text:list-level-style-bullet text:level="5" text:style-name="WW_CharLFO12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Times New Roman"/>
      </text:list-level-style-bullet>
      <text:list-level-style-bullet text:level="6" text:bullet-char="">
        <style:list-level-properties text:space-before="2.8486in" text:min-label-width="0.25in" text:list-level-position-and-space-mode="label-alignment">
          <style:list-level-label-alignment text:label-followed-by="listtab" fo:margin-left="3.0986in" fo:text-indent="-0.25in"/>
        </style:list-level-properties>
      </text:list-level-style-bullet>
      <text:list-level-style-bullet text:level="7" text:bullet-char="">
        <style:list-level-properties text:space-before="3.3486in" text:min-label-width="0.25in" text:list-level-position-and-space-mode="label-alignment">
          <style:list-level-label-alignment text:label-followed-by="listtab" fo:margin-left="3.5986in" fo:text-indent="-0.25in"/>
        </style:list-level-properties>
      </text:list-level-style-bullet>
      <text:list-level-style-bullet text:level="8" text:style-name="WW_CharLFO12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Times New Roman"/>
      </text:list-level-style-bullet>
      <text:list-level-style-bullet text:level="9" text:bullet-char="">
        <style:list-level-properties text:space-before="4.3486in" text:min-label-width="0.25in" text:list-level-position-and-space-mode="label-alignment">
          <style:list-level-label-alignment text:label-followed-by="listtab" fo:margin-left="4.5986in" fo:text-indent="-0.25in"/>
        </style:list-level-properties>
      </text:list-level-style-bullet>
    </text:list-style>
    <text:list-style style:name="WWNum11" style:display-name="WWNum11">
      <text:list-level-style-number text:level="1" style:num-suffix="." style:num-format="A" style:num-letter-sync="true">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complex="Times New Roman"/>
    </style:style>
    <style:style style:name="WW_CharLFO15LVL2" style:family="text">
      <style:text-properties style:font-name-asian="宋体" style:font-name-complex="Times New Roman"/>
    </style:style>
    <style:style style:name="WW_CharLFO15LVL5" style:family="text">
      <style:text-properties style:font-name-complex="Courier New"/>
    </style:style>
    <style:style style:name="WW_CharLFO15LVL8" style:family="text">
      <style:text-properties style:font-name-complex="Courier New"/>
    </style:style>
    <text:list-style style:name="WWNum13" style:display-name="WW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2" style:family="text">
      <style:text-properties style:font-name-complex="Courier New"/>
    </style:style>
    <style:style style:name="WW_CharLFO16LVL5" style:family="text">
      <style:text-properties style:font-name-complex="Courier New"/>
    </style:style>
    <style:style style:name="WW_CharLFO16LVL8" style:family="text">
      <style:text-properties style:font-name-complex="Courier New"/>
    </style:style>
    <text:list-style style:name="WWNum14" style:display-name="WWNum1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suffix="." style:num-format="1">
        <style:list-level-properties text:space-before="0in" text:min-label-width="0.6041in" text:list-level-position-and-space-mode="label-alignment">
          <style:list-level-label-alignment text:label-followed-by="space" fo:margin-left="0.6041in" fo:text-indent="-0.6041in"/>
        </style:list-level-properties>
      </text:outline-level-style>
      <text:outline-level-style text:level="4" style:num-suffix="." style:num-format="1" text:display-levels="4">
        <style:list-level-properties text:space-before="0in" text:min-label-width="0.6041in" text:list-level-position-and-space-mode="label-alignment">
          <style:list-level-label-alignment text:label-followed-by="listtab" fo:margin-left="0.6041in" fo:text-indent="-0.6041in"/>
        </style:list-level-properties>
      </text:outline-level-style>
      <text:outline-level-style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outline-level-style>
      <text:outline-level-style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outline-level-style>
      <text:outline-level-style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8" style:num-prefix="Anexo " style:num-suffix="." style:num-format="I">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Anexo " style:num-suffix="." style:num-format="I" text:display-levels="9">
        <style:list-level-properties text:space-before="0in" text:min-label-width="1.25in" text:list-level-position-and-space-mode="label-alignment">
          <style:list-level-label-alignment text:label-followed-by="listtab" fo:margin-left="1.25in" fo:text-indent="-1.25in"/>
        </style:list-level-properties>
      </text:outline-level-style>
    </text:outlin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8861in" fo:margin-left="0.8861in" fo:margin-bottom="0.8861in" fo:margin-right="0.886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8861in" fo:margin-bottom="0.4923in" fo:margin-right="0.886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8"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375in"/>
          <style:tab-stop style:type="right" style:position="6.4972in"/>
        </style:tab-stops>
      </style:paragraph-properties>
    </style:style>
    <style:style style:name="T9" style:parent-style-name="Fuentedepárrafopredeter." style:family="text">
      <style:text-properties fo:font-style="italic" style:font-style-asian="italic" style:font-size-complex="10pt"/>
    </style:style>
    <style:style style:name="T10" style:parent-style-name="Fuentedepárrafopredeter." style:family="text">
      <style:text-properties fo:font-style="italic" style:font-style-asian="italic" style:font-size-complex="10pt"/>
    </style:style>
    <style:style style:name="T11" style:parent-style-name="Númerodepágina" style:family="text">
      <style:text-properties fo:font-style="italic" style:font-style-asian="italic" style:font-size-complex="10pt"/>
    </style:style>
    <style:style style:name="P12" style:parent-style-name="Piedepágina" style:family="paragraph">
      <style:paragraph-properties fo:border="0.0208in double #00000A" style:border-line-width="0.0069in 0.0069in 0.0069in" fo:padding="0in" style:shadow="none"/>
    </style:style>
  </office:automatic-styles>
  <office:master-styles>
    <style:master-page style:name="MP0" style:page-layout-name="PL0"/>
    <style:master-page style:name="MP1" style:page-layout-name="PL1">
      <style:header>
        <text:p text:style-name="P8"><text:span text:style-name="T9">ÍNDICE<text:s/></text:span><text:span text:style-name="T10"><text:tab/><text:s/></text:span><text:span text:style-name="T11"><text:page-number style:num-format="1" text:fixed="false">6</text:page-number></text:span></text:p>
      </style:header>
      <style:footer>
        <text:p text:style-name="P12">Plan de Gestión, Análisis, Diseño Y Memoria del Proyect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 XX</dc:title>
    <dc:subject>Proyecto Software - Grado en Ingeniería en Informática - EINA - Universidad de Zaragoza</dc:subject>
    <meta:initial-creator>javy</meta:initial-creator>
    <dc:creator>Mengdie Zhou</dc:creator>
    <meta:creation-date>2016-03-03T09:48:00Z</meta:creation-date>
    <dc:date>2018-03-01T17:47:00Z</dc:date>
    <meta:print-date>2016-03-03T13:24:00Z</meta:print-date>
    <meta:template xlink:href="Normal" xlink:type="simple"/>
    <meta:editing-cycles>102</meta:editing-cycles>
    <meta:editing-duration>PT411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6" meta:word-count="2048" meta:character-count="13291" meta:row-count="93" meta:non-whitespace-character-count="11269"/>
  </office:meta>
</office:document-meta>
</file>